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1.73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9.16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3.14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dash" draw:stroke-dash="stroke-dash30" svg:stroke-width="0.035cm" svg:stroke-color="#808080" draw:stroke-linejoin="round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000000" draw:stroke-linejoin="miter" svg:stroke-linecap="butt" draw:fill="solid" draw:fill-color="#8dcf8a" fo:padding-top="0.017cm" fo:padding-bottom="0.017cm" fo:padding-left="0.017cm" fo:padding-right="0.017cm"/>
    </style:style>
    <style:style style:name="gr9" style:family="graphic" style:parent-style-name="standard">
      <style:graphic-properties draw:stroke="solid" svg:stroke-width="0.035cm" svg:stroke-color="#000000" draw:stroke-linejoin="round" svg:stroke-linecap="square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solid" svg:stroke-width="0.035cm" svg:stroke-color="#000000" draw:stroke-linejoin="miter" svg:stroke-linecap="butt" draw:fill="solid" draw:fill-color="#ffaeaa" fo:padding-top="0.017cm" fo:padding-bottom="0.017cm" fo:padding-left="0.017cm" fo:padding-right="0.017cm"/>
    </style:style>
    <style:style style:name="gr11" style:family="graphic" style:parent-style-name="standard">
      <style:graphic-properties draw:stroke="solid" svg:stroke-width="0.035cm" svg:stroke-color="#ff7f0e" draw:stroke-linejoin="round" svg:stroke-linecap="square" draw:fill="none" fo:padding-top="0.017cm" fo:padding-bottom="0.017cm" fo:padding-left="0.017cm" fo:padding-right="0.017cm"/>
    </style:style>
    <style:style style:name="gr12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4.06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1.49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7.2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4.70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38.839cm" fo:min-width="71.715cm"/>
    </style:style>
    <style:style style:name="gr18" style:family="graphic" style:parent-style-name="standard">
      <style:graphic-properties draw:stroke="none" draw:fill-color="#dddddd" draw:textarea-horizontal-align="justify" draw:textarea-vertical-align="middle" draw:auto-grow-height="false" fo:min-height="20.277cm" fo:min-width="9.889cm"/>
    </style:style>
    <style:style style:name="gr19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8dcf8a" fo:padding-top="0.026cm" fo:padding-bottom="0.026cm" fo:padding-left="0.026cm" fo:padding-right="0.026cm"/>
    </style:style>
    <style:style style:name="gr20" style:family="graphic" style:parent-style-name="standard">
      <style:graphic-properties draw:stroke="solid" svg:stroke-width="0.053cm" svg:stroke-color="#000000" draw:marker-start-width="0.227cm" draw:marker-end-width="0.227cm" draw:stroke-linejoin="round" svg:stroke-linecap="square" draw:fill="none" fo:padding-top="0.026cm" fo:padding-bottom="0.026cm" fo:padding-left="0.026cm" fo:padding-right="0.026cm"/>
    </style:style>
    <style:style style:name="gr21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aeaa" fo:padding-top="0.026cm" fo:padding-bottom="0.026cm" fo:padding-left="0.026cm" fo:padding-right="0.026cm"/>
    </style:style>
    <style:style style:name="gr22" style:family="graphic" style:parent-style-name="standard">
      <style:graphic-properties draw:stroke="solid" svg:stroke-width="0.053cm" svg:stroke-color="#000000" draw:marker-start-width="0.237cm" draw:marker-end-width="0.237cm" draw:stroke-linejoin="miter" svg:stroke-linecap="square" draw:fill="none" fo:padding-top="0.026cm" fo:padding-bottom="0.026cm" fo:padding-left="0.026cm" fo:padding-right="0.026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563cm" fo:min-width="1.76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563cm" fo:min-width="1.76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563cm" fo:min-width="1.97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svg:stroke-color="#000000" draw:fill-color="#8dcf8a" draw:textarea-horizontal-align="justify" draw:textarea-vertical-align="middle" draw:auto-grow-height="false" fo:min-height="1.2cm" fo:min-width="3.65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5.00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svg:stroke-color="#000000" draw:fill-color="#ffaeaa" draw:textarea-horizontal-align="justify" draw:textarea-vertical-align="middle" draw:auto-grow-height="false" fo:min-height="1.2cm" fo:min-width="3.65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7.33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2cm" fo:min-width="3.65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791cm" fo:min-width="15.16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solid" svg:stroke-color="#000000" draw:fill-color="#dddddd" draw:textarea-horizontal-align="justify" draw:textarea-vertical-align="middle" draw:auto-grow-height="false" fo:min-height="1.2cm" fo:min-width="3.65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6.89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.84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2.19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1.02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2.1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7" style:family="paragraph">
      <loext:graphic-properties draw:fill="solid" draw:fill-color="#8dcf8a"/>
    </style:style>
    <style:style style:name="P8" style:family="paragraph">
      <loext:graphic-properties draw:fill="solid" draw:fill-color="#ffaeaa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="none"/>
      <style:paragraph-properties fo:text-align="start" style:writing-mode="lr-tb"/>
      <style:text-properties style:font-name="Times New Roman" fo:font-size="40pt" style:font-size-asian="40pt" style:font-size-complex="40pt"/>
    </style:style>
    <style:style style:name="P12" style:family="paragraph">
      <loext:graphic-properties draw:fill-color="#8dcf8a"/>
      <style:paragraph-properties fo:text-align="center"/>
    </style:style>
    <style:style style:name="P13" style:family="paragraph">
      <loext:graphic-properties draw:fill="none"/>
      <style:paragraph-properties fo:text-align="start" style:writing-mode="lr-tb"/>
      <style:text-properties style:font-name="Times New Roman" fo:font-size="44pt" fo:font-weight="normal" style:font-size-asian="44pt" style:font-weight-asian="normal" style:font-size-complex="44pt" style:font-weight-complex="normal"/>
    </style:style>
    <style:style style:name="P14" style:family="paragraph">
      <loext:graphic-properties draw:fill-color="#ffaeaa"/>
      <style:paragraph-properties fo:text-align="center"/>
    </style:style>
    <style:style style:name="P15" style:family="paragraph">
      <loext:graphic-properties draw:fill="none"/>
      <style:paragraph-properties fo:text-align="start" style:writing-mode="lr-tb"/>
      <style:text-properties style:font-name="Times New Roman"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dddddd"/>
      <style:paragraph-properties fo:text-align="center" style:writing-mode="lr-tb"/>
    </style:style>
    <style:style style:name="P18" style:family="paragraph">
      <loext:graphic-properties draw:fill="none"/>
      <style:paragraph-properties fo:text-align="start" style:writing-mode="lr-tb"/>
      <style:text-properties style:font-name="Times New Roman" fo:font-size="44pt" style:font-size-asian="44pt" style:font-size-complex="44pt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font-name="Times New Roman" fo:font-size="44pt" fo:font-weight="bold" style:font-size-asian="44pt" style:font-weight-asian="bold" style:font-size-complex="44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Times New Roman" fo:font-size="44pt" style:font-size-asian="44pt" style:font-size-complex="44pt"/>
    </style:style>
    <style:style style:name="T1" style:family="text">
      <style:text-properties fo:color="#000000" loext:opacity="100%" style:font-name="DejaVuSans" fo:font-size="16pt" fo:font-weight="normal" style:font-size-asian="16pt" style:font-weight-asian="normal" style:font-name-complex="DejaVuSans" style:font-size-complex="16pt" style:font-weight-complex="normal"/>
    </style:style>
    <style:style style:name="T2" style:family="text">
      <style:text-properties fo:color="#000000" loext:opacity="100%" style:font-name="DejaVuSans" fo:font-size="40pt" fo:font-weight="normal" style:font-size-asian="40pt" style:font-weight-asian="normal" style:font-name-complex="DejaVuSans" style:font-size-complex="40pt" style:font-weight-complex="normal"/>
    </style:style>
    <style:style style:name="T3" style:family="text">
      <style:text-properties style:font-name="Times New Roman" fo:font-size="40pt" style:font-size-asian="40pt" style:font-size-complex="40pt"/>
    </style:style>
    <style:style style:name="T4" style:family="text">
      <style:text-properties fo:color="#000000" loext:opacity="100%" style:font-name="Times New Roman" fo:font-size="44pt" fo:font-weight="normal" style:font-size-asian="44pt" style:font-weight-asian="normal" style:font-name-complex="DejaVuSans" style:font-size-complex="44pt" style:font-weight-complex="normal"/>
    </style:style>
    <style:style style:name="T5" style:family="text">
      <style:text-properties style:font-name="Times New Roman" fo:font-size="44pt" fo:font-weight="bold" style:font-size-asian="44pt" style:font-weight-asian="bold" style:font-size-complex="44pt" style:font-weight-complex="bold"/>
    </style:style>
    <style:style style:name="T6" style:family="text">
      <style:text-properties fo:color="#000000" loext:opacity="100%" style:font-name="Times New Roman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1.715cm" svg:height="38.84cm" svg:x="0cm" svg:y="-0.001cm" svg:viewBox="0 0 71716 38841" draw:points="0,38841 71716,38841 71716,0 0,0">
          <text:p/>
        </draw:polygon>
        <draw:polygon draw:style-name="gr1" draw:text-style-name="P1" draw:layer="layout" svg:width="19.376cm" svg:height="20.32cm" svg:x="3.643cm" svg:y="0.79cm" svg:viewBox="0 0 19377 20321" draw:points="0,20321 19377,20321 19377,0 0,0">
          <text:p/>
        </draw:polygon>
        <draw:polygon draw:style-name="gr2" draw:text-style-name="P2" draw:layer="layout" svg:width="0cm" svg:height="0.122cm" svg:x="6.065cm" svg:y="21.11cm" svg:viewBox="0 0 0 123" draw:points="0,0 0,123">
          <text:p/>
        </draw:polygon>
        <draw:line draw:style-name="gr3" draw:text-style-name="P3" draw:layer="layout" svg:x1="6.065cm" svg:y1="21.11cm" svg:x2="6.065cm" svg:y2="21.233cm">
          <text:p/>
        </draw:line>
        <draw:polygon draw:style-name="gr2" draw:text-style-name="P2" draw:layer="layout" svg:width="0cm" svg:height="0.122cm" svg:x="10.909cm" svg:y="21.11cm" svg:viewBox="0 0 0 123" draw:points="0,0 0,123">
          <text:p/>
        </draw:polygon>
        <draw:line draw:style-name="gr3" draw:text-style-name="P3" draw:layer="layout" svg:x1="10.909cm" svg:y1="21.11cm" svg:x2="10.909cm" svg:y2="21.233cm">
          <text:p/>
        </draw:line>
        <draw:frame draw:style-name="gr4" draw:text-style-name="P5" draw:layer="layout" svg:width="11.733cm" svg:height="0.653cm" draw:transform="rotate (1.5707963267949) translate (5.689cm 33.097cm)">
          <draw:text-box>
            <text:p text:style-name="P4"><text:span text:style-name="T1">MIASA-(Hist, KS-p1)--Agglomerative_ward</text:span></text:p>
          </draw:text-box>
        </draw:frame>
        <draw:polygon draw:style-name="gr2" draw:text-style-name="P2" draw:layer="layout" svg:width="0cm" svg:height="0.122cm" svg:x="15.753cm" svg:y="21.11cm" svg:viewBox="0 0 0 123" draw:points="0,0 0,123">
          <text:p/>
        </draw:polygon>
        <draw:line draw:style-name="gr3" draw:text-style-name="P3" draw:layer="layout" svg:x1="15.753cm" svg:y1="21.11cm" svg:x2="15.753cm" svg:y2="21.233cm">
          <text:p/>
        </draw:line>
        <draw:frame draw:style-name="gr5" draw:text-style-name="P5" draw:layer="layout" svg:width="9.167cm" svg:height="0.653cm" draw:transform="rotate (1.5707963267949) translate (10.534cm 30.564cm)">
          <draw:text-box>
            <text:p text:style-name="P4"><text:span text:style-name="T1">non_MD-(Hist, KS-p1)--Kmedoids</text:span></text:p>
          </draw:text-box>
        </draw:frame>
        <draw:polygon draw:style-name="gr2" draw:text-style-name="P2" draw:layer="layout" svg:width="0cm" svg:height="0.122cm" svg:x="20.597cm" svg:y="21.11cm" svg:viewBox="0 0 0 123" draw:points="0,0 0,123">
          <text:p/>
        </draw:polygon>
        <draw:line draw:style-name="gr3" draw:text-style-name="P3" draw:layer="layout" svg:x1="20.597cm" svg:y1="21.11cm" svg:x2="20.597cm" svg:y2="21.233cm">
          <text:p/>
        </draw:line>
        <draw:frame draw:style-name="gr4" draw:text-style-name="P5" draw:layer="layout" svg:width="11.733cm" svg:height="0.653cm" draw:transform="rotate (1.5707963267949) translate (15.378cm 33.097cm)">
          <draw:text-box>
            <text:p text:style-name="P4"><text:span text:style-name="T1">MIASA-(Hist, KS-p1)--Agglomerative_ward</text:span></text:p>
          </draw:text-box>
        </draw:frame>
        <draw:polygon draw:style-name="gr2" draw:text-style-name="P2" draw:layer="layout" svg:width="0.123cm" svg:height="0cm" svg:x="3.519cm" svg:y="21.11cm" svg:viewBox="0 0 124 0" draw:points="124,0 0,0">
          <text:p/>
        </draw:polygon>
        <draw:line draw:style-name="gr3" draw:text-style-name="P3" draw:layer="layout" svg:x1="3.643cm" svg:y1="21.11cm" svg:x2="3.519cm" svg:y2="21.11cm">
          <text:p/>
        </draw:line>
        <draw:frame draw:style-name="gr5" draw:text-style-name="P5" draw:layer="layout" svg:width="9.167cm" svg:height="0.653cm" draw:transform="rotate (1.5707963267949) translate (20.222cm 30.564cm)">
          <draw:text-box>
            <text:p text:style-name="P4"><text:span text:style-name="T1">non_MD-(Hist, KS-p1)--Kmedoids</text:span></text:p>
          </draw:text-box>
        </draw:frame>
        <draw:polygon draw:style-name="gr2" draw:text-style-name="P2" draw:layer="layout" svg:width="0.123cm" svg:height="0cm" svg:x="3.519cm" svg:y="19.078cm" svg:viewBox="0 0 124 0" draw:points="124,0 0,0">
          <text:p/>
        </draw:polygon>
        <draw:line draw:style-name="gr3" draw:text-style-name="P3" draw:layer="layout" svg:x1="3.643cm" svg:y1="19.078cm" svg:x2="3.519cm" svg:y2="19.078cm">
          <text:p/>
        </draw:line>
        <draw:frame draw:style-name="gr6" draw:text-style-name="P6" draw:layer="layout" svg:width="3.143cm" svg:height="1.644cm" svg:x="0.254cm" svg:y="20.337cm">
          <draw:text-box>
            <text:p text:style-name="P4"><text:span text:style-name="T2">0.00</text:span></text:p>
          </draw:text-box>
        </draw:frame>
        <draw:polygon draw:style-name="gr2" draw:text-style-name="P2" draw:layer="layout" svg:width="0.123cm" svg:height="0cm" svg:x="3.519cm" svg:y="17.046cm" svg:viewBox="0 0 124 0" draw:points="124,0 0,0">
          <text:p/>
        </draw:polygon>
        <draw:line draw:style-name="gr3" draw:text-style-name="P3" draw:layer="layout" svg:x1="3.643cm" svg:y1="17.046cm" svg:x2="3.519cm" svg:y2="17.046cm">
          <text:p/>
        </draw:line>
        <draw:frame draw:style-name="gr6" draw:text-style-name="P6" draw:layer="layout" svg:width="3.143cm" svg:height="1.644cm" svg:x="0.254cm" svg:y="18.305cm">
          <draw:text-box>
            <text:p text:style-name="P4"><text:span text:style-name="T2">0.10</text:span></text:p>
          </draw:text-box>
        </draw:frame>
        <draw:polygon draw:style-name="gr2" draw:text-style-name="P2" draw:layer="layout" svg:width="0.123cm" svg:height="0cm" svg:x="3.519cm" svg:y="15.014cm" svg:viewBox="0 0 124 0" draw:points="124,0 0,0">
          <text:p/>
        </draw:polygon>
        <draw:line draw:style-name="gr3" draw:text-style-name="P3" draw:layer="layout" svg:x1="3.643cm" svg:y1="15.014cm" svg:x2="3.519cm" svg:y2="15.014cm">
          <text:p/>
        </draw:line>
        <draw:frame draw:style-name="gr6" draw:text-style-name="P6" draw:layer="layout" svg:width="3.143cm" svg:height="1.644cm" svg:x="0.254cm" svg:y="16.273cm">
          <draw:text-box>
            <text:p text:style-name="P4"><text:span text:style-name="T2">0.20</text:span></text:p>
          </draw:text-box>
        </draw:frame>
        <draw:polygon draw:style-name="gr2" draw:text-style-name="P2" draw:layer="layout" svg:width="0.123cm" svg:height="0cm" svg:x="3.519cm" svg:y="12.982cm" svg:viewBox="0 0 124 0" draw:points="124,0 0,0">
          <text:p/>
        </draw:polygon>
        <draw:line draw:style-name="gr3" draw:text-style-name="P3" draw:layer="layout" svg:x1="3.643cm" svg:y1="12.982cm" svg:x2="3.519cm" svg:y2="12.982cm">
          <text:p/>
        </draw:line>
        <draw:frame draw:style-name="gr6" draw:text-style-name="P6" draw:layer="layout" svg:width="3.143cm" svg:height="1.644cm" svg:x="0.254cm" svg:y="14.241cm">
          <draw:text-box>
            <text:p text:style-name="P4"><text:span text:style-name="T2">0.30</text:span></text:p>
          </draw:text-box>
        </draw:frame>
        <draw:polygon draw:style-name="gr2" draw:text-style-name="P2" draw:layer="layout" svg:width="0.123cm" svg:height="0cm" svg:x="3.519cm" svg:y="10.95cm" svg:viewBox="0 0 124 0" draw:points="124,0 0,0">
          <text:p/>
        </draw:polygon>
        <draw:line draw:style-name="gr3" draw:text-style-name="P3" draw:layer="layout" svg:x1="3.643cm" svg:y1="10.95cm" svg:x2="3.519cm" svg:y2="10.95cm">
          <text:p/>
        </draw:line>
        <draw:frame draw:style-name="gr6" draw:text-style-name="P6" draw:layer="layout" svg:width="3.143cm" svg:height="1.644cm" svg:x="0.254cm" svg:y="12.209cm">
          <draw:text-box>
            <text:p text:style-name="P4"><text:span text:style-name="T2">0.40</text:span></text:p>
          </draw:text-box>
        </draw:frame>
        <draw:polygon draw:style-name="gr2" draw:text-style-name="P2" draw:layer="layout" svg:width="0.123cm" svg:height="0cm" svg:x="3.519cm" svg:y="8.918cm" svg:viewBox="0 0 124 0" draw:points="124,0 0,0">
          <text:p/>
        </draw:polygon>
        <draw:line draw:style-name="gr3" draw:text-style-name="P3" draw:layer="layout" svg:x1="3.643cm" svg:y1="8.918cm" svg:x2="3.519cm" svg:y2="8.918cm">
          <text:p/>
        </draw:line>
        <draw:frame draw:style-name="gr6" draw:text-style-name="P6" draw:layer="layout" svg:width="3.143cm" svg:height="1.644cm" svg:x="0.254cm" svg:y="10.177cm">
          <draw:text-box>
            <text:p text:style-name="P4"><text:span text:style-name="T2">0.50</text:span></text:p>
          </draw:text-box>
        </draw:frame>
        <draw:polygon draw:style-name="gr2" draw:text-style-name="P2" draw:layer="layout" svg:width="0.123cm" svg:height="0cm" svg:x="3.519cm" svg:y="6.886cm" svg:viewBox="0 0 124 0" draw:points="124,0 0,0">
          <text:p/>
        </draw:polygon>
        <draw:line draw:style-name="gr3" draw:text-style-name="P3" draw:layer="layout" svg:x1="3.643cm" svg:y1="6.886cm" svg:x2="3.519cm" svg:y2="6.886cm">
          <text:p/>
        </draw:line>
        <draw:frame draw:style-name="gr6" draw:text-style-name="P6" draw:layer="layout" svg:width="3.143cm" svg:height="1.644cm" svg:x="0.254cm" svg:y="8.145cm">
          <draw:text-box>
            <text:p text:style-name="P4"><text:span text:style-name="T2">0.60</text:span></text:p>
          </draw:text-box>
        </draw:frame>
        <draw:polygon draw:style-name="gr2" draw:text-style-name="P2" draw:layer="layout" svg:width="0.123cm" svg:height="0cm" svg:x="3.519cm" svg:y="4.854cm" svg:viewBox="0 0 124 0" draw:points="124,0 0,0">
          <text:p/>
        </draw:polygon>
        <draw:line draw:style-name="gr3" draw:text-style-name="P3" draw:layer="layout" svg:x1="3.643cm" svg:y1="4.854cm" svg:x2="3.519cm" svg:y2="4.854cm">
          <text:p/>
        </draw:line>
        <draw:frame draw:style-name="gr6" draw:text-style-name="P6" draw:layer="layout" svg:width="3.143cm" svg:height="1.644cm" svg:x="0.254cm" svg:y="6.113cm">
          <draw:text-box>
            <text:p text:style-name="P4"><text:span text:style-name="T2">0.70</text:span></text:p>
          </draw:text-box>
        </draw:frame>
        <draw:polygon draw:style-name="gr2" draw:text-style-name="P2" draw:layer="layout" svg:width="0.123cm" svg:height="0cm" svg:x="3.519cm" svg:y="2.822cm" svg:viewBox="0 0 124 0" draw:points="124,0 0,0">
          <text:p/>
        </draw:polygon>
        <draw:line draw:style-name="gr3" draw:text-style-name="P3" draw:layer="layout" svg:x1="3.643cm" svg:y1="2.822cm" svg:x2="3.519cm" svg:y2="2.822cm">
          <text:p/>
        </draw:line>
        <draw:frame draw:style-name="gr6" draw:text-style-name="P6" draw:layer="layout" svg:width="3.143cm" svg:height="1.644cm" svg:x="0.254cm" svg:y="4.081cm">
          <draw:text-box>
            <text:p text:style-name="P4"><text:span text:style-name="T2">0.80</text:span></text:p>
          </draw:text-box>
        </draw:frame>
        <draw:polygon draw:style-name="gr2" draw:text-style-name="P2" draw:layer="layout" svg:width="0.123cm" svg:height="0cm" svg:x="3.519cm" svg:y="0.79cm" svg:viewBox="0 0 124 0" draw:points="124,0 0,0">
          <text:p/>
        </draw:polygon>
        <draw:line draw:style-name="gr3" draw:text-style-name="P3" draw:layer="layout" svg:x1="3.643cm" svg:y1="0.79cm" svg:x2="3.519cm" svg:y2="0.79cm">
          <text:p/>
        </draw:line>
        <draw:frame draw:style-name="gr6" draw:text-style-name="P6" draw:layer="layout" svg:width="3.143cm" svg:height="1.644cm" svg:x="0.254cm" svg:y="2.049cm">
          <draw:text-box>
            <text:p text:style-name="P4"><text:span text:style-name="T2">0.90</text:span></text:p>
          </draw:text-box>
        </draw:frame>
        <draw:line draw:style-name="gr7" draw:text-style-name="P3" draw:layer="layout" svg:x1="3.643cm" svg:y1="21.11cm" svg:x2="42.396cm" svg:y2="21.11cm">
          <text:p/>
        </draw:line>
        <draw:line draw:style-name="gr7" draw:text-style-name="P3" draw:layer="layout" svg:x1="3.643cm" svg:y1="21.11cm" svg:x2="71.75cm" svg:y2="21.11cm">
          <text:p/>
        </draw:line>
        <draw:polygon draw:style-name="gr8" draw:text-style-name="P7" draw:layer="layout" svg:width="2.422cm" svg:height="1.948cm" svg:x="4.854cm" svg:y="6.16cm" svg:viewBox="0 0 2423 1949" draw:points="0,1949 2423,1949 2423,0 0,0">
          <text:p/>
        </draw:polygon>
        <draw:line draw:style-name="gr9" draw:text-style-name="P3" draw:layer="layout" svg:x1="6.065cm" svg:y1="8.108cm" svg:x2="6.065cm" svg:y2="9.229cm">
          <text:p/>
        </draw:line>
        <draw:line draw:style-name="gr9" draw:text-style-name="P3" draw:layer="layout" svg:x1="6.065cm" svg:y1="6.16cm" svg:x2="6.065cm" svg:y2="2.788cm">
          <text:p/>
        </draw:line>
        <draw:line draw:style-name="gr9" draw:text-style-name="P3" draw:layer="layout" svg:x1="5.459cm" svg:y1="9.229cm" svg:x2="6.671cm" svg:y2="9.229cm">
          <text:p/>
        </draw:line>
        <draw:line draw:style-name="gr9" draw:text-style-name="P3" draw:layer="layout" svg:x1="5.459cm" svg:y1="2.788cm" svg:x2="6.671cm" svg:y2="2.788cm">
          <text:p/>
        </draw:line>
        <draw:polygon draw:style-name="gr10" draw:text-style-name="P8" draw:layer="layout" svg:width="2.422cm" svg:height="0.561cm" svg:x="9.698cm" svg:y="20.204cm" svg:viewBox="0 0 2423 562" draw:points="0,562 2423,562 2423,0 0,0">
          <text:p/>
        </draw:polygon>
        <draw:line draw:style-name="gr9" draw:text-style-name="P3" draw:layer="layout" svg:x1="10.909cm" svg:y1="20.765cm" svg:x2="10.909cm" svg:y2="20.906cm">
          <text:p/>
        </draw:line>
        <draw:line draw:style-name="gr9" draw:text-style-name="P3" draw:layer="layout" svg:x1="10.909cm" svg:y1="20.204cm" svg:x2="10.909cm" svg:y2="19.416cm">
          <text:p/>
        </draw:line>
        <draw:line draw:style-name="gr9" draw:text-style-name="P3" draw:layer="layout" svg:x1="10.304cm" svg:y1="20.906cm" svg:x2="11.515cm" svg:y2="20.906cm">
          <text:p/>
        </draw:line>
        <draw:line draw:style-name="gr9" draw:text-style-name="P3" draw:layer="layout" svg:x1="10.304cm" svg:y1="19.416cm" svg:x2="11.515cm" svg:y2="19.416cm">
          <text:p/>
        </draw:line>
        <draw:polygon draw:style-name="gr8" draw:text-style-name="P7" draw:layer="layout" svg:width="2.422cm" svg:height="3.115cm" svg:x="14.542cm" svg:y="5.309cm" svg:viewBox="0 0 2423 3116" draw:points="0,3116 2423,3116 2423,0 0,0">
          <text:p/>
        </draw:polygon>
        <draw:line draw:style-name="gr9" draw:text-style-name="P3" draw:layer="layout" svg:x1="15.753cm" svg:y1="8.424cm" svg:x2="15.753cm" svg:y2="10.924cm">
          <text:p/>
        </draw:line>
        <draw:line draw:style-name="gr9" draw:text-style-name="P3" draw:layer="layout" svg:x1="15.753cm" svg:y1="5.309cm" svg:x2="15.753cm" svg:y2="2.544cm">
          <text:p/>
        </draw:line>
        <draw:line draw:style-name="gr9" draw:text-style-name="P3" draw:layer="layout" svg:x1="15.148cm" svg:y1="10.924cm" svg:x2="16.359cm" svg:y2="10.924cm">
          <text:p/>
        </draw:line>
        <draw:line draw:style-name="gr9" draw:text-style-name="P3" draw:layer="layout" svg:x1="15.148cm" svg:y1="2.544cm" svg:x2="16.359cm" svg:y2="2.544cm">
          <text:p/>
        </draw:line>
        <draw:polygon draw:style-name="gr10" draw:text-style-name="P8" draw:layer="layout" svg:width="2.422cm" svg:height="0.981cm" svg:x="19.386cm" svg:y="19.726cm" svg:viewBox="0 0 2423 982" draw:points="0,982 2423,982 2423,0 0,0">
          <text:p/>
        </draw:polygon>
        <draw:line draw:style-name="gr9" draw:text-style-name="P3" draw:layer="layout" svg:x1="20.597cm" svg:y1="20.707cm" svg:x2="20.597cm" svg:y2="21.021cm">
          <text:p/>
        </draw:line>
        <draw:line draw:style-name="gr9" draw:text-style-name="P3" draw:layer="layout" svg:x1="20.597cm" svg:y1="19.726cm" svg:x2="20.597cm" svg:y2="18.375cm">
          <text:p/>
        </draw:line>
        <draw:line draw:style-name="gr9" draw:text-style-name="P3" draw:layer="layout" svg:x1="19.992cm" svg:y1="21.021cm" svg:x2="21.203cm" svg:y2="21.021cm">
          <text:p/>
        </draw:line>
        <draw:line draw:style-name="gr9" draw:text-style-name="P3" draw:layer="layout" svg:x1="19.992cm" svg:y1="18.375cm" svg:x2="21.203cm" svg:y2="18.375cm">
          <text:p/>
        </draw:line>
        <draw:line draw:style-name="gr11" draw:text-style-name="P3" draw:layer="layout" svg:x1="4.854cm" svg:y1="7.13cm" svg:x2="7.276cm" svg:y2="7.13cm">
          <text:p/>
        </draw:line>
        <draw:line draw:style-name="gr11" draw:text-style-name="P3" draw:layer="layout" svg:x1="9.698cm" svg:y1="20.567cm" svg:x2="12.12cm" svg:y2="20.567cm">
          <text:p/>
        </draw:line>
        <draw:line draw:style-name="gr11" draw:text-style-name="P3" draw:layer="layout" svg:x1="14.542cm" svg:y1="7.11cm" svg:x2="16.964cm" svg:y2="7.11cm">
          <text:p/>
        </draw:line>
        <draw:line draw:style-name="gr11" draw:text-style-name="P3" draw:layer="layout" svg:x1="19.386cm" svg:y1="20.321cm" svg:x2="21.808cm" svg:y2="20.321cm">
          <text:p/>
        </draw:line>
        <draw:line draw:style-name="gr12" draw:text-style-name="P3" draw:layer="layout" svg:x1="3.643cm" svg:y1="21.11cm" svg:x2="3.643cm" svg:y2="0.79cm">
          <text:p/>
        </draw:line>
        <draw:line draw:style-name="gr12" draw:text-style-name="P3" draw:layer="layout" svg:x1="23.019cm" svg:y1="21.11cm" svg:x2="23.019cm" svg:y2="0.79cm">
          <text:p/>
        </draw:line>
        <draw:line draw:style-name="gr12" draw:text-style-name="P3" draw:layer="layout" svg:x1="3.643cm" svg:y1="21.11cm" svg:x2="23.019cm" svg:y2="21.11cm">
          <text:p/>
        </draw:line>
        <draw:line draw:style-name="gr12" draw:text-style-name="P3" draw:layer="layout" svg:x1="3.643cm" svg:y1="0.79cm" svg:x2="23.019cm" svg:y2="0.79cm">
          <text:p/>
        </draw:line>
        <draw:polygon draw:style-name="gr1" draw:text-style-name="P1" draw:layer="layout" svg:width="19.376cm" svg:height="20.32cm" svg:x="27.864cm" svg:y="0.79cm" svg:viewBox="0 0 19377 20321" draw:points="0,20321 19377,20321 19377,0 0,0">
          <text:p/>
        </draw:polygon>
        <draw:polygon draw:style-name="gr2" draw:text-style-name="P2" draw:layer="layout" svg:width="0cm" svg:height="0.122cm" svg:x="30.286cm" svg:y="21.11cm" svg:viewBox="0 0 0 123" draw:points="0,0 0,123">
          <text:p/>
        </draw:polygon>
        <draw:line draw:style-name="gr3" draw:text-style-name="P3" draw:layer="layout" svg:x1="30.286cm" svg:y1="21.11cm" svg:x2="30.286cm" svg:y2="21.233cm">
          <text:p/>
        </draw:line>
        <draw:frame draw:style-name="gr6" draw:text-style-name="P6" draw:layer="layout" svg:width="3.143cm" svg:height="1.644cm" svg:x="0.254cm" svg:y="0.017cm">
          <draw:text-box>
            <text:p text:style-name="P4"><text:span text:style-name="T2">1.00</text:span></text:p>
          </draw:text-box>
        </draw:frame>
        <draw:polygon draw:style-name="gr2" draw:text-style-name="P2" draw:layer="layout" svg:width="0cm" svg:height="0.122cm" svg:x="35.13cm" svg:y="21.11cm" svg:viewBox="0 0 0 123" draw:points="0,0 0,123">
          <text:p/>
        </draw:polygon>
        <draw:line draw:style-name="gr3" draw:text-style-name="P3" draw:layer="layout" svg:x1="35.13cm" svg:y1="21.11cm" svg:x2="35.13cm" svg:y2="21.233cm">
          <text:p/>
        </draw:line>
        <draw:frame draw:style-name="gr13" draw:text-style-name="P5" draw:layer="layout" svg:width="14.061cm" svg:height="0.653cm" draw:transform="rotate (1.5707963267949) translate (29.91cm 35.412cm)">
          <draw:text-box>
            <text:p text:style-name="P4"><text:span text:style-name="T1">MIASA-(eCDF, Spearman_R)--Agglomerative_ward</text:span></text:p>
          </draw:text-box>
        </draw:frame>
        <draw:polygon draw:style-name="gr2" draw:text-style-name="P2" draw:layer="layout" svg:width="0cm" svg:height="0.122cm" svg:x="39.974cm" svg:y="21.11cm" svg:viewBox="0 0 0 123" draw:points="0,0 0,123">
          <text:p/>
        </draw:polygon>
        <draw:line draw:style-name="gr3" draw:text-style-name="P3" draw:layer="layout" svg:x1="39.974cm" svg:y1="21.11cm" svg:x2="39.974cm" svg:y2="21.233cm">
          <text:p/>
        </draw:line>
        <draw:frame draw:style-name="gr14" draw:text-style-name="P5" draw:layer="layout" svg:width="11.496cm" svg:height="0.653cm" draw:transform="rotate (1.5707963267949) translate (34.754cm 32.879cm)">
          <draw:text-box>
            <text:p text:style-name="P4"><text:span text:style-name="T1">non_MD-(eCDF, Spearman_R)--Kmedoids</text:span></text:p>
          </draw:text-box>
        </draw:frame>
        <draw:polygon draw:style-name="gr2" draw:text-style-name="P2" draw:layer="layout" svg:width="0cm" svg:height="0.122cm" svg:x="44.818cm" svg:y="21.11cm" svg:viewBox="0 0 0 123" draw:points="0,0 0,123">
          <text:p/>
        </draw:polygon>
        <draw:line draw:style-name="gr3" draw:text-style-name="P3" draw:layer="layout" svg:x1="44.818cm" svg:y1="21.11cm" svg:x2="44.818cm" svg:y2="21.233cm">
          <text:p/>
        </draw:line>
        <draw:frame draw:style-name="gr13" draw:text-style-name="P5" draw:layer="layout" svg:width="14.061cm" svg:height="0.653cm" draw:transform="rotate (1.5707963267949) translate (39.598cm 35.412cm)">
          <draw:text-box>
            <text:p text:style-name="P4"><text:span text:style-name="T1">MIASA-(eCDF, Spearman_R)--Agglomerative_ward</text:span></text:p>
          </draw:text-box>
        </draw:frame>
        <draw:polygon draw:style-name="gr2" draw:text-style-name="P2" draw:layer="layout" svg:width="0.123cm" svg:height="0cm" svg:x="27.74cm" svg:y="21.11cm" svg:viewBox="0 0 124 0" draw:points="124,0 0,0">
          <text:p/>
        </draw:polygon>
        <draw:line draw:style-name="gr3" draw:text-style-name="P3" draw:layer="layout" svg:x1="27.864cm" svg:y1="21.11cm" svg:x2="27.74cm" svg:y2="21.11cm">
          <text:p/>
        </draw:line>
        <draw:frame draw:style-name="gr14" draw:text-style-name="P5" draw:layer="layout" svg:width="11.496cm" svg:height="0.653cm" draw:transform="rotate (1.5707963267949) translate (44.443cm 32.879cm)">
          <draw:text-box>
            <text:p text:style-name="P4"><text:span text:style-name="T1">non_MD-(eCDF, Spearman_R)--Kmedoids</text:span></text:p>
          </draw:text-box>
        </draw:frame>
        <draw:polygon draw:style-name="gr2" draw:text-style-name="P2" draw:layer="layout" svg:width="0.123cm" svg:height="0cm" svg:x="27.74cm" svg:y="19.262cm" svg:viewBox="0 0 124 0" draw:points="124,0 0,0">
          <text:p/>
        </draw:polygon>
        <draw:line draw:style-name="gr3" draw:text-style-name="P3" draw:layer="layout" svg:x1="27.864cm" svg:y1="19.262cm" svg:x2="27.74cm" svg:y2="19.262cm">
          <text:p/>
        </draw:line>
        <draw:frame draw:style-name="gr6" draw:text-style-name="P6" draw:layer="layout" svg:width="3.143cm" svg:height="1.644cm" svg:x="24.475cm" svg:y="20.337cm">
          <draw:text-box>
            <text:p text:style-name="P4"><text:span text:style-name="T2">0.00</text:span></text:p>
          </draw:text-box>
        </draw:frame>
        <draw:polygon draw:style-name="gr2" draw:text-style-name="P2" draw:layer="layout" svg:width="0.123cm" svg:height="0cm" svg:x="27.74cm" svg:y="17.415cm" svg:viewBox="0 0 124 0" draw:points="124,0 0,0">
          <text:p/>
        </draw:polygon>
        <draw:line draw:style-name="gr3" draw:text-style-name="P3" draw:layer="layout" svg:x1="27.864cm" svg:y1="17.415cm" svg:x2="27.74cm" svg:y2="17.415cm">
          <text:p/>
        </draw:line>
        <draw:frame draw:style-name="gr6" draw:text-style-name="P6" draw:layer="layout" svg:width="3.143cm" svg:height="1.644cm" svg:x="24.475cm" svg:y="18.489cm">
          <draw:text-box>
            <text:p text:style-name="P4"><text:span text:style-name="T2">0.10</text:span></text:p>
          </draw:text-box>
        </draw:frame>
        <draw:polygon draw:style-name="gr2" draw:text-style-name="P2" draw:layer="layout" svg:width="0.123cm" svg:height="0cm" svg:x="27.74cm" svg:y="15.568cm" svg:viewBox="0 0 124 0" draw:points="124,0 0,0">
          <text:p/>
        </draw:polygon>
        <draw:line draw:style-name="gr3" draw:text-style-name="P3" draw:layer="layout" svg:x1="27.864cm" svg:y1="15.568cm" svg:x2="27.74cm" svg:y2="15.568cm">
          <text:p/>
        </draw:line>
        <draw:frame draw:style-name="gr6" draw:text-style-name="P6" draw:layer="layout" svg:width="3.143cm" svg:height="1.644cm" svg:x="24.475cm" svg:y="16.642cm">
          <draw:text-box>
            <text:p text:style-name="P4"><text:span text:style-name="T2">0.20</text:span></text:p>
          </draw:text-box>
        </draw:frame>
        <draw:polygon draw:style-name="gr2" draw:text-style-name="P2" draw:layer="layout" svg:width="0.123cm" svg:height="0cm" svg:x="27.74cm" svg:y="13.72cm" svg:viewBox="0 0 124 0" draw:points="124,0 0,0">
          <text:p/>
        </draw:polygon>
        <draw:line draw:style-name="gr3" draw:text-style-name="P3" draw:layer="layout" svg:x1="27.864cm" svg:y1="13.72cm" svg:x2="27.74cm" svg:y2="13.72cm">
          <text:p/>
        </draw:line>
        <draw:frame draw:style-name="gr6" draw:text-style-name="P6" draw:layer="layout" svg:width="3.143cm" svg:height="1.644cm" svg:x="24.475cm" svg:y="14.795cm">
          <draw:text-box>
            <text:p text:style-name="P4"><text:span text:style-name="T2">0.30</text:span></text:p>
          </draw:text-box>
        </draw:frame>
        <draw:polygon draw:style-name="gr2" draw:text-style-name="P2" draw:layer="layout" svg:width="0.123cm" svg:height="0cm" svg:x="27.74cm" svg:y="11.873cm" svg:viewBox="0 0 124 0" draw:points="124,0 0,0">
          <text:p/>
        </draw:polygon>
        <draw:line draw:style-name="gr3" draw:text-style-name="P3" draw:layer="layout" svg:x1="27.864cm" svg:y1="11.873cm" svg:x2="27.74cm" svg:y2="11.873cm">
          <text:p/>
        </draw:line>
        <draw:frame draw:style-name="gr6" draw:text-style-name="P6" draw:layer="layout" svg:width="3.143cm" svg:height="1.644cm" svg:x="24.475cm" svg:y="12.948cm">
          <draw:text-box>
            <text:p text:style-name="P4"><text:span text:style-name="T2">0.40</text:span></text:p>
          </draw:text-box>
        </draw:frame>
        <draw:polygon draw:style-name="gr2" draw:text-style-name="P2" draw:layer="layout" svg:width="0.123cm" svg:height="0cm" svg:x="27.74cm" svg:y="10.026cm" svg:viewBox="0 0 124 0" draw:points="124,0 0,0">
          <text:p/>
        </draw:polygon>
        <draw:line draw:style-name="gr3" draw:text-style-name="P3" draw:layer="layout" svg:x1="27.864cm" svg:y1="10.026cm" svg:x2="27.74cm" svg:y2="10.026cm">
          <text:p/>
        </draw:line>
        <draw:frame draw:style-name="gr6" draw:text-style-name="P6" draw:layer="layout" svg:width="3.143cm" svg:height="1.644cm" svg:x="24.475cm" svg:y="11.1cm">
          <draw:text-box>
            <text:p text:style-name="P4"><text:span text:style-name="T2">0.50</text:span></text:p>
          </draw:text-box>
        </draw:frame>
        <draw:polygon draw:style-name="gr2" draw:text-style-name="P2" draw:layer="layout" svg:width="0.123cm" svg:height="0cm" svg:x="27.74cm" svg:y="8.179cm" svg:viewBox="0 0 124 0" draw:points="124,0 0,0">
          <text:p/>
        </draw:polygon>
        <draw:line draw:style-name="gr3" draw:text-style-name="P3" draw:layer="layout" svg:x1="27.864cm" svg:y1="8.179cm" svg:x2="27.74cm" svg:y2="8.179cm">
          <text:p/>
        </draw:line>
        <draw:frame draw:style-name="gr6" draw:text-style-name="P6" draw:layer="layout" svg:width="3.143cm" svg:height="1.644cm" svg:x="24.475cm" svg:y="9.253cm">
          <draw:text-box>
            <text:p text:style-name="P4"><text:span text:style-name="T2">0.60</text:span></text:p>
          </draw:text-box>
        </draw:frame>
        <draw:polygon draw:style-name="gr2" draw:text-style-name="P2" draw:layer="layout" svg:width="0.123cm" svg:height="0cm" svg:x="27.74cm" svg:y="6.331cm" svg:viewBox="0 0 124 0" draw:points="124,0 0,0">
          <text:p/>
        </draw:polygon>
        <draw:line draw:style-name="gr3" draw:text-style-name="P3" draw:layer="layout" svg:x1="27.864cm" svg:y1="6.331cm" svg:x2="27.74cm" svg:y2="6.331cm">
          <text:p/>
        </draw:line>
        <draw:frame draw:style-name="gr6" draw:text-style-name="P6" draw:layer="layout" svg:width="3.143cm" svg:height="1.644cm" svg:x="24.475cm" svg:y="7.406cm">
          <draw:text-box>
            <text:p text:style-name="P4"><text:span text:style-name="T2">0.70</text:span></text:p>
          </draw:text-box>
        </draw:frame>
        <draw:polygon draw:style-name="gr2" draw:text-style-name="P2" draw:layer="layout" svg:width="0.123cm" svg:height="0cm" svg:x="27.74cm" svg:y="4.484cm" svg:viewBox="0 0 124 0" draw:points="124,0 0,0">
          <text:p/>
        </draw:polygon>
        <draw:line draw:style-name="gr3" draw:text-style-name="P3" draw:layer="layout" svg:x1="27.864cm" svg:y1="4.484cm" svg:x2="27.74cm" svg:y2="4.484cm">
          <text:p/>
        </draw:line>
        <draw:frame draw:style-name="gr6" draw:text-style-name="P6" draw:layer="layout" svg:width="3.143cm" svg:height="1.644cm" svg:x="24.475cm" svg:y="5.558cm">
          <draw:text-box>
            <text:p text:style-name="P4"><text:span text:style-name="T2">0.80</text:span></text:p>
          </draw:text-box>
        </draw:frame>
        <draw:polygon draw:style-name="gr2" draw:text-style-name="P2" draw:layer="layout" svg:width="0.123cm" svg:height="0cm" svg:x="27.74cm" svg:y="2.637cm" svg:viewBox="0 0 124 0" draw:points="124,0 0,0">
          <text:p/>
        </draw:polygon>
        <draw:line draw:style-name="gr3" draw:text-style-name="P3" draw:layer="layout" svg:x1="27.864cm" svg:y1="2.637cm" svg:x2="27.74cm" svg:y2="2.637cm">
          <text:p/>
        </draw:line>
        <draw:frame draw:style-name="gr6" draw:text-style-name="P6" draw:layer="layout" svg:width="3.143cm" svg:height="1.644cm" svg:x="24.475cm" svg:y="3.711cm">
          <draw:text-box>
            <text:p text:style-name="P4"><text:span text:style-name="T2">0.90</text:span></text:p>
          </draw:text-box>
        </draw:frame>
        <draw:polygon draw:style-name="gr2" draw:text-style-name="P2" draw:layer="layout" svg:width="0.123cm" svg:height="0cm" svg:x="27.74cm" svg:y="0.79cm" svg:viewBox="0 0 124 0" draw:points="124,0 0,0">
          <text:p/>
        </draw:polygon>
        <draw:line draw:style-name="gr3" draw:text-style-name="P3" draw:layer="layout" svg:x1="27.864cm" svg:y1="0.79cm" svg:x2="27.74cm" svg:y2="0.79cm">
          <text:p/>
        </draw:line>
        <draw:frame draw:style-name="gr6" draw:text-style-name="P6" draw:layer="layout" svg:width="3.143cm" svg:height="1.644cm" svg:x="24.475cm" svg:y="1.864cm">
          <draw:text-box>
            <text:p text:style-name="P4"><text:span text:style-name="T2">1.00</text:span></text:p>
          </draw:text-box>
        </draw:frame>
        <draw:line draw:style-name="gr7" draw:text-style-name="P3" draw:layer="layout" svg:x1="27.864cm" svg:y1="21.11cm" svg:x2="66.617cm" svg:y2="21.11cm">
          <text:p/>
        </draw:line>
        <draw:line draw:style-name="gr7" draw:text-style-name="P3" draw:layer="layout" svg:x1="27.864cm" svg:y1="21.11cm" svg:x2="71.75cm" svg:y2="21.11cm">
          <text:p/>
        </draw:line>
        <draw:polygon draw:style-name="gr8" draw:text-style-name="P7" draw:layer="layout" svg:width="2.422cm" svg:height="0.109cm" svg:x="29.075cm" svg:y="2.637cm" svg:viewBox="0 0 2423 110" draw:points="0,110 2423,110 2423,0 0,0">
          <text:p/>
        </draw:polygon>
        <draw:line draw:style-name="gr9" draw:text-style-name="P3" draw:layer="layout" svg:x1="30.286cm" svg:y1="2.746cm" svg:x2="30.286cm" svg:y2="3.337cm">
          <text:p/>
        </draw:line>
        <draw:polyline draw:style-name="gr9" draw:text-style-name="P3" draw:layer="layout" svg:width="0cm" svg:height="0cm" svg:x="30.286cm" svg:y="2.637cm" svg:viewBox="0 0 0 0" draw:points="0,0">
          <text:p/>
        </draw:polyline>
        <draw:line draw:style-name="gr9" draw:text-style-name="P3" draw:layer="layout" svg:x1="29.68cm" svg:y1="3.337cm" svg:x2="30.891cm" svg:y2="3.337cm">
          <text:p/>
        </draw:line>
        <draw:line draw:style-name="gr9" draw:text-style-name="P3" draw:layer="layout" svg:x1="29.68cm" svg:y1="2.637cm" svg:x2="30.891cm" svg:y2="2.637cm">
          <text:p/>
        </draw:line>
        <draw:polygon draw:style-name="gr10" draw:text-style-name="P8" draw:layer="layout" svg:width="2.422cm" svg:height="0.66cm" svg:x="33.919cm" svg:y="11.325cm" svg:viewBox="0 0 2423 661" draw:points="0,661 2423,661 2423,0 0,0">
          <text:p/>
        </draw:polygon>
        <draw:line draw:style-name="gr9" draw:text-style-name="P3" draw:layer="layout" svg:x1="35.13cm" svg:y1="11.985cm" svg:x2="35.13cm" svg:y2="12.379cm">
          <text:p/>
        </draw:line>
        <draw:line draw:style-name="gr9" draw:text-style-name="P3" draw:layer="layout" svg:x1="35.13cm" svg:y1="11.325cm" svg:x2="35.13cm" svg:y2="10.813cm">
          <text:p/>
        </draw:line>
        <draw:line draw:style-name="gr9" draw:text-style-name="P3" draw:layer="layout" svg:x1="34.524cm" svg:y1="12.379cm" svg:x2="35.735cm" svg:y2="12.379cm">
          <text:p/>
        </draw:line>
        <draw:line draw:style-name="gr9" draw:text-style-name="P3" draw:layer="layout" svg:x1="34.524cm" svg:y1="10.813cm" svg:x2="35.735cm" svg:y2="10.813cm">
          <text:p/>
        </draw:line>
        <draw:polygon draw:style-name="gr8" draw:text-style-name="P7" draw:layer="layout" svg:width="2.422cm" svg:height="0.933cm" svg:x="38.763cm" svg:y="3.271cm" svg:viewBox="0 0 2423 934" draw:points="0,934 2423,934 2423,0 0,0">
          <text:p/>
        </draw:polygon>
        <draw:line draw:style-name="gr9" draw:text-style-name="P3" draw:layer="layout" svg:x1="39.974cm" svg:y1="4.204cm" svg:x2="39.974cm" svg:y2="4.965cm">
          <text:p/>
        </draw:line>
        <draw:line draw:style-name="gr9" draw:text-style-name="P3" draw:layer="layout" svg:x1="39.974cm" svg:y1="3.271cm" svg:x2="39.974cm" svg:y2="2.754cm">
          <text:p/>
        </draw:line>
        <draw:line draw:style-name="gr9" draw:text-style-name="P3" draw:layer="layout" svg:x1="39.368cm" svg:y1="4.965cm" svg:x2="40.58cm" svg:y2="4.965cm">
          <text:p/>
        </draw:line>
        <draw:line draw:style-name="gr9" draw:text-style-name="P3" draw:layer="layout" svg:x1="39.368cm" svg:y1="2.754cm" svg:x2="40.58cm" svg:y2="2.754cm">
          <text:p/>
        </draw:line>
        <draw:polygon draw:style-name="gr10" draw:text-style-name="P8" draw:layer="layout" svg:width="2.422cm" svg:height="1.901cm" svg:x="43.607cm" svg:y="5.33cm" svg:viewBox="0 0 2423 1902" draw:points="0,1902 2423,1902 2423,0 0,0">
          <text:p/>
        </draw:polygon>
        <draw:line draw:style-name="gr9" draw:text-style-name="P3" draw:layer="layout" svg:x1="44.818cm" svg:y1="7.231cm" svg:x2="44.818cm" svg:y2="8.64cm">
          <text:p/>
        </draw:line>
        <draw:line draw:style-name="gr9" draw:text-style-name="P3" draw:layer="layout" svg:x1="44.818cm" svg:y1="5.33cm" svg:x2="44.818cm" svg:y2="4.229cm">
          <text:p/>
        </draw:line>
        <draw:line draw:style-name="gr9" draw:text-style-name="P3" draw:layer="layout" svg:x1="44.213cm" svg:y1="8.64cm" svg:x2="45.424cm" svg:y2="8.64cm">
          <text:p/>
        </draw:line>
        <draw:line draw:style-name="gr9" draw:text-style-name="P3" draw:layer="layout" svg:x1="44.213cm" svg:y1="4.229cm" svg:x2="45.424cm" svg:y2="4.229cm">
          <text:p/>
        </draw:line>
        <draw:line draw:style-name="gr11" draw:text-style-name="P3" draw:layer="layout" svg:x1="29.075cm" svg:y1="2.637cm" svg:x2="31.497cm" svg:y2="2.637cm">
          <text:p/>
        </draw:line>
        <draw:line draw:style-name="gr11" draw:text-style-name="P3" draw:layer="layout" svg:x1="33.919cm" svg:y1="11.59cm" svg:x2="36.341cm" svg:y2="11.59cm">
          <text:p/>
        </draw:line>
        <draw:line draw:style-name="gr11" draw:text-style-name="P3" draw:layer="layout" svg:x1="38.763cm" svg:y1="3.72cm" svg:x2="41.185cm" svg:y2="3.72cm">
          <text:p/>
        </draw:line>
        <draw:line draw:style-name="gr11" draw:text-style-name="P3" draw:layer="layout" svg:x1="43.607cm" svg:y1="6.284cm" svg:x2="46.029cm" svg:y2="6.284cm">
          <text:p/>
        </draw:line>
        <draw:line draw:style-name="gr12" draw:text-style-name="P3" draw:layer="layout" svg:x1="27.864cm" svg:y1="21.11cm" svg:x2="27.864cm" svg:y2="0.79cm">
          <text:p/>
        </draw:line>
        <draw:line draw:style-name="gr12" draw:text-style-name="P3" draw:layer="layout" svg:x1="47.24cm" svg:y1="21.11cm" svg:x2="47.24cm" svg:y2="0.79cm">
          <text:p/>
        </draw:line>
        <draw:line draw:style-name="gr12" draw:text-style-name="P3" draw:layer="layout" svg:x1="27.864cm" svg:y1="21.11cm" svg:x2="47.24cm" svg:y2="21.11cm">
          <text:p/>
        </draw:line>
        <draw:line draw:style-name="gr12" draw:text-style-name="P3" draw:layer="layout" svg:x1="27.864cm" svg:y1="0.79cm" svg:x2="47.24cm" svg:y2="0.79cm">
          <text:p/>
        </draw:line>
        <draw:polygon draw:style-name="gr1" draw:text-style-name="P1" draw:layer="layout" svg:width="19.377cm" svg:height="20.32cm" svg:x="52.084cm" svg:y="0.79cm" svg:viewBox="0 0 19378 20321" draw:points="0,20321 19378,20321 19378,0 0,0">
          <text:p/>
        </draw:polygon>
        <draw:polygon draw:style-name="gr2" draw:text-style-name="P2" draw:layer="layout" svg:width="0cm" svg:height="0.122cm" svg:x="54.506cm" svg:y="21.11cm" svg:viewBox="0 0 0 123" draw:points="0,0 0,123">
          <text:p/>
        </draw:polygon>
        <draw:line draw:style-name="gr3" draw:text-style-name="P3" draw:layer="layout" svg:x1="54.506cm" svg:y1="21.11cm" svg:x2="54.506cm" svg:y2="21.233cm">
          <text:p/>
        </draw:line>
        <draw:frame draw:style-name="gr6" draw:text-style-name="P6" draw:layer="layout" svg:width="3.143cm" svg:height="1.644cm" svg:x="24.475cm" svg:y="0.017cm">
          <draw:text-box>
            <text:p text:style-name="P4"><text:span text:style-name="T2">1.10</text:span></text:p>
          </draw:text-box>
        </draw:frame>
        <draw:polygon draw:style-name="gr2" draw:text-style-name="P2" draw:layer="layout" svg:width="0cm" svg:height="0.122cm" svg:x="59.351cm" svg:y="21.11cm" svg:viewBox="0 0 0 123" draw:points="0,0 0,123">
          <text:p/>
        </draw:polygon>
        <draw:line draw:style-name="gr3" draw:text-style-name="P3" draw:layer="layout" svg:x1="59.351cm" svg:y1="21.11cm" svg:x2="59.351cm" svg:y2="21.233cm">
          <text:p/>
        </draw:line>
        <draw:frame draw:style-name="gr15" draw:text-style-name="P5" draw:layer="layout" svg:width="17.27cm" svg:height="0.653cm" draw:transform="rotate (1.5707963267949) translate (54.131cm 38.585cm)">
          <draw:text-box>
            <text:p text:style-name="P4"><text:span text:style-name="T1">MIASA-(Eucl, Granger-Cause-3diff-chi2)--Agglomerative_ward</text:span></text:p>
          </draw:text-box>
        </draw:frame>
        <draw:polygon draw:style-name="gr2" draw:text-style-name="P2" draw:layer="layout" svg:width="0cm" svg:height="0.122cm" svg:x="64.195cm" svg:y="21.11cm" svg:viewBox="0 0 0 123" draw:points="0,0 0,123">
          <text:p/>
        </draw:polygon>
        <draw:line draw:style-name="gr3" draw:text-style-name="P3" draw:layer="layout" svg:x1="64.195cm" svg:y1="21.11cm" svg:x2="64.195cm" svg:y2="21.233cm">
          <text:p/>
        </draw:line>
        <draw:frame draw:style-name="gr16" draw:text-style-name="P5" draw:layer="layout" svg:width="14.704cm" svg:height="0.653cm" draw:transform="rotate (1.5707963267949) translate (58.975cm 36.052cm)">
          <draw:text-box>
            <text:p text:style-name="P4"><text:span text:style-name="T1">non_MD-(Eucl, Granger-Cause-3diff-chi2)--Kmedoids</text:span></text:p>
          </draw:text-box>
        </draw:frame>
        <draw:polygon draw:style-name="gr2" draw:text-style-name="P2" draw:layer="layout" svg:width="0cm" svg:height="0.122cm" svg:x="69.039cm" svg:y="21.11cm" svg:viewBox="0 0 0 123" draw:points="0,0 0,123">
          <text:p/>
        </draw:polygon>
        <draw:line draw:style-name="gr3" draw:text-style-name="P3" draw:layer="layout" svg:x1="69.039cm" svg:y1="21.11cm" svg:x2="69.039cm" svg:y2="21.233cm">
          <text:p/>
        </draw:line>
        <draw:frame draw:style-name="gr15" draw:text-style-name="P5" draw:layer="layout" svg:width="17.27cm" svg:height="0.653cm" draw:transform="rotate (1.5707963267949) translate (63.819cm 38.585cm)">
          <draw:text-box>
            <text:p text:style-name="P4"><text:span text:style-name="T1">MIASA-(Eucl, Granger-Cause-3diff-chi2)--Agglomerative_ward</text:span></text:p>
          </draw:text-box>
        </draw:frame>
        <draw:polygon draw:style-name="gr2" draw:text-style-name="P2" draw:layer="layout" svg:width="0.122cm" svg:height="0cm" svg:x="51.961cm" svg:y="21.11cm" svg:viewBox="0 0 123 0" draw:points="123,0 0,0">
          <text:p/>
        </draw:polygon>
        <draw:line draw:style-name="gr3" draw:text-style-name="P3" draw:layer="layout" svg:x1="52.084cm" svg:y1="21.11cm" svg:x2="51.961cm" svg:y2="21.11cm">
          <text:p/>
        </draw:line>
        <draw:frame draw:style-name="gr16" draw:text-style-name="P5" draw:layer="layout" svg:width="14.704cm" svg:height="0.653cm" draw:transform="rotate (1.5707963267949) translate (68.663cm 36.052cm)">
          <draw:text-box>
            <text:p text:style-name="P4"><text:span text:style-name="T1">non_MD-(Eucl, Granger-Cause-3diff-chi2)--Kmedoids</text:span></text:p>
          </draw:text-box>
        </draw:frame>
        <draw:polygon draw:style-name="gr2" draw:text-style-name="P2" draw:layer="layout" svg:width="0.122cm" svg:height="0cm" svg:x="51.961cm" svg:y="18.852cm" svg:viewBox="0 0 123 0" draw:points="123,0 0,0">
          <text:p/>
        </draw:polygon>
        <draw:line draw:style-name="gr3" draw:text-style-name="P3" draw:layer="layout" svg:x1="52.084cm" svg:y1="18.852cm" svg:x2="51.961cm" svg:y2="18.852cm">
          <text:p/>
        </draw:line>
        <draw:frame draw:style-name="gr6" draw:text-style-name="P6" draw:layer="layout" svg:width="3.143cm" svg:height="1.644cm" svg:x="48.695cm" svg:y="20.337cm">
          <draw:text-box>
            <text:p text:style-name="P4"><text:span text:style-name="T2">0.00</text:span></text:p>
          </draw:text-box>
        </draw:frame>
        <draw:polygon draw:style-name="gr2" draw:text-style-name="P2" draw:layer="layout" svg:width="0.122cm" svg:height="0cm" svg:x="51.961cm" svg:y="16.594cm" svg:viewBox="0 0 123 0" draw:points="123,0 0,0">
          <text:p/>
        </draw:polygon>
        <draw:line draw:style-name="gr3" draw:text-style-name="P3" draw:layer="layout" svg:x1="52.084cm" svg:y1="16.594cm" svg:x2="51.961cm" svg:y2="16.594cm">
          <text:p/>
        </draw:line>
        <draw:frame draw:style-name="gr6" draw:text-style-name="P6" draw:layer="layout" svg:width="3.143cm" svg:height="1.644cm" svg:x="48.695cm" svg:y="18.079cm">
          <draw:text-box>
            <text:p text:style-name="P4"><text:span text:style-name="T2">0.10</text:span></text:p>
          </draw:text-box>
        </draw:frame>
        <draw:polygon draw:style-name="gr2" draw:text-style-name="P2" draw:layer="layout" svg:width="0.122cm" svg:height="0cm" svg:x="51.961cm" svg:y="14.336cm" svg:viewBox="0 0 123 0" draw:points="123,0 0,0">
          <text:p/>
        </draw:polygon>
        <draw:line draw:style-name="gr3" draw:text-style-name="P3" draw:layer="layout" svg:x1="52.084cm" svg:y1="14.336cm" svg:x2="51.961cm" svg:y2="14.336cm">
          <text:p/>
        </draw:line>
        <draw:frame draw:style-name="gr6" draw:text-style-name="P6" draw:layer="layout" svg:width="3.143cm" svg:height="1.644cm" svg:x="48.695cm" svg:y="15.821cm">
          <draw:text-box>
            <text:p text:style-name="P4"><text:span text:style-name="T2">0.20</text:span></text:p>
          </draw:text-box>
        </draw:frame>
        <draw:polygon draw:style-name="gr2" draw:text-style-name="P2" draw:layer="layout" svg:width="0.122cm" svg:height="0cm" svg:x="51.961cm" svg:y="12.078cm" svg:viewBox="0 0 123 0" draw:points="123,0 0,0">
          <text:p/>
        </draw:polygon>
        <draw:line draw:style-name="gr3" draw:text-style-name="P3" draw:layer="layout" svg:x1="52.084cm" svg:y1="12.078cm" svg:x2="51.961cm" svg:y2="12.078cm">
          <text:p/>
        </draw:line>
        <draw:frame draw:style-name="gr6" draw:text-style-name="P6" draw:layer="layout" svg:width="3.143cm" svg:height="1.644cm" svg:x="48.695cm" svg:y="13.563cm">
          <draw:text-box>
            <text:p text:style-name="P4"><text:span text:style-name="T2">0.30</text:span></text:p>
          </draw:text-box>
        </draw:frame>
        <draw:polygon draw:style-name="gr2" draw:text-style-name="P2" draw:layer="layout" svg:width="0.122cm" svg:height="0cm" svg:x="51.961cm" svg:y="9.821cm" svg:viewBox="0 0 123 0" draw:points="123,0 0,0">
          <text:p/>
        </draw:polygon>
        <draw:line draw:style-name="gr3" draw:text-style-name="P3" draw:layer="layout" svg:x1="52.084cm" svg:y1="9.821cm" svg:x2="51.961cm" svg:y2="9.821cm">
          <text:p/>
        </draw:line>
        <draw:frame draw:style-name="gr6" draw:text-style-name="P6" draw:layer="layout" svg:width="3.143cm" svg:height="1.644cm" svg:x="48.695cm" svg:y="11.305cm">
          <draw:text-box>
            <text:p text:style-name="P4"><text:span text:style-name="T2">0.40</text:span></text:p>
          </draw:text-box>
        </draw:frame>
        <draw:polygon draw:style-name="gr2" draw:text-style-name="P2" draw:layer="layout" svg:width="0.122cm" svg:height="0cm" svg:x="51.961cm" svg:y="7.563cm" svg:viewBox="0 0 123 0" draw:points="123,0 0,0">
          <text:p/>
        </draw:polygon>
        <draw:line draw:style-name="gr3" draw:text-style-name="P3" draw:layer="layout" svg:x1="52.084cm" svg:y1="7.563cm" svg:x2="51.961cm" svg:y2="7.563cm">
          <text:p/>
        </draw:line>
        <draw:frame draw:style-name="gr6" draw:text-style-name="P6" draw:layer="layout" svg:width="3.143cm" svg:height="1.644cm" svg:x="48.695cm" svg:y="9.048cm">
          <draw:text-box>
            <text:p text:style-name="P4"><text:span text:style-name="T2">0.50</text:span></text:p>
          </draw:text-box>
        </draw:frame>
        <draw:polygon draw:style-name="gr2" draw:text-style-name="P2" draw:layer="layout" svg:width="0.122cm" svg:height="0cm" svg:x="51.961cm" svg:y="5.305cm" svg:viewBox="0 0 123 0" draw:points="123,0 0,0">
          <text:p/>
        </draw:polygon>
        <draw:line draw:style-name="gr3" draw:text-style-name="P3" draw:layer="layout" svg:x1="52.084cm" svg:y1="5.305cm" svg:x2="51.961cm" svg:y2="5.305cm">
          <text:p/>
        </draw:line>
        <draw:frame draw:style-name="gr6" draw:text-style-name="P6" draw:layer="layout" svg:width="3.143cm" svg:height="1.644cm" svg:x="48.695cm" svg:y="6.79cm">
          <draw:text-box>
            <text:p text:style-name="P4"><text:span text:style-name="T2">0.60</text:span></text:p>
          </draw:text-box>
        </draw:frame>
        <draw:polygon draw:style-name="gr2" draw:text-style-name="P2" draw:layer="layout" svg:width="0.122cm" svg:height="0cm" svg:x="51.961cm" svg:y="3.047cm" svg:viewBox="0 0 123 0" draw:points="123,0 0,0">
          <text:p/>
        </draw:polygon>
        <draw:line draw:style-name="gr3" draw:text-style-name="P3" draw:layer="layout" svg:x1="52.084cm" svg:y1="3.047cm" svg:x2="51.961cm" svg:y2="3.047cm">
          <text:p/>
        </draw:line>
        <draw:frame draw:style-name="gr6" draw:text-style-name="P6" draw:layer="layout" svg:width="3.143cm" svg:height="1.644cm" svg:x="48.695cm" svg:y="4.532cm">
          <draw:text-box>
            <text:p text:style-name="P4"><text:span text:style-name="T2">0.70</text:span></text:p>
          </draw:text-box>
        </draw:frame>
        <draw:polygon draw:style-name="gr2" draw:text-style-name="P2" draw:layer="layout" svg:width="0.122cm" svg:height="0cm" svg:x="51.961cm" svg:y="0.79cm" svg:viewBox="0 0 123 0" draw:points="123,0 0,0">
          <text:p/>
        </draw:polygon>
        <draw:line draw:style-name="gr3" draw:text-style-name="P3" draw:layer="layout" svg:x1="52.084cm" svg:y1="0.79cm" svg:x2="51.961cm" svg:y2="0.79cm">
          <text:p/>
        </draw:line>
        <draw:frame draw:style-name="gr6" draw:text-style-name="P6" draw:layer="layout" svg:width="3.143cm" svg:height="1.644cm" svg:x="48.695cm" svg:y="2.274cm">
          <draw:text-box>
            <text:p text:style-name="P4"><text:span text:style-name="T2">0.80</text:span></text:p>
          </draw:text-box>
        </draw:frame>
        <draw:line draw:style-name="gr7" draw:text-style-name="P3" draw:layer="layout" svg:x1="52.084cm" svg:y1="21.11cm" svg:x2="71.75cm" svg:y2="21.11cm">
          <text:p/>
        </draw:line>
        <draw:line draw:style-name="gr7" draw:text-style-name="P3" draw:layer="layout" svg:x1="52.084cm" svg:y1="21.11cm" svg:x2="71.75cm" svg:y2="21.11cm">
          <text:p/>
        </draw:line>
        <draw:polygon draw:style-name="gr8" draw:text-style-name="P7" draw:layer="layout" svg:width="2.422cm" svg:height="0.837cm" svg:x="53.295cm" svg:y="7.634cm" svg:viewBox="0 0 2423 838" draw:points="0,838 2423,838 2423,0 0,0">
          <text:p/>
        </draw:polygon>
        <draw:line draw:style-name="gr9" draw:text-style-name="P3" draw:layer="layout" svg:x1="54.506cm" svg:y1="8.471cm" svg:x2="54.506cm" svg:y2="9.041cm">
          <text:p/>
        </draw:line>
        <draw:line draw:style-name="gr9" draw:text-style-name="P3" draw:layer="layout" svg:x1="54.506cm" svg:y1="7.634cm" svg:x2="54.506cm" svg:y2="5.936cm">
          <text:p/>
        </draw:line>
        <draw:line draw:style-name="gr9" draw:text-style-name="P3" draw:layer="layout" svg:x1="53.901cm" svg:y1="9.041cm" svg:x2="55.112cm" svg:y2="9.041cm">
          <text:p/>
        </draw:line>
        <draw:line draw:style-name="gr9" draw:text-style-name="P3" draw:layer="layout" svg:x1="53.901cm" svg:y1="5.936cm" svg:x2="55.112cm" svg:y2="5.936cm">
          <text:p/>
        </draw:line>
        <draw:polygon draw:style-name="gr10" draw:text-style-name="P8" draw:layer="layout" svg:width="2.422cm" svg:height="2.008cm" svg:x="58.14cm" svg:y="13.754cm" svg:viewBox="0 0 2423 2009" draw:points="0,2009 2423,2009 2423,0 0,0">
          <text:p/>
        </draw:polygon>
        <draw:line draw:style-name="gr9" draw:text-style-name="P3" draw:layer="layout" svg:x1="59.351cm" svg:y1="15.762cm" svg:x2="59.351cm" svg:y2="21.036cm">
          <text:p/>
        </draw:line>
        <draw:line draw:style-name="gr9" draw:text-style-name="P3" draw:layer="layout" svg:x1="59.351cm" svg:y1="13.754cm" svg:x2="59.351cm" svg:y2="13.067cm">
          <text:p/>
        </draw:line>
        <draw:line draw:style-name="gr9" draw:text-style-name="P3" draw:layer="layout" svg:x1="58.745cm" svg:y1="21.036cm" svg:x2="59.956cm" svg:y2="21.036cm">
          <text:p/>
        </draw:line>
        <draw:line draw:style-name="gr9" draw:text-style-name="P3" draw:layer="layout" svg:x1="58.745cm" svg:y1="13.067cm" svg:x2="59.956cm" svg:y2="13.067cm">
          <text:p/>
        </draw:line>
        <draw:polygon draw:style-name="gr8" draw:text-style-name="P7" draw:layer="layout" svg:width="2.422cm" svg:height="3.364cm" svg:x="62.984cm" svg:y="5.493cm" svg:viewBox="0 0 2423 3365" draw:points="0,3365 2423,3365 2423,0 0,0">
          <text:p/>
        </draw:polygon>
        <draw:line draw:style-name="gr9" draw:text-style-name="P3" draw:layer="layout" svg:x1="64.195cm" svg:y1="8.857cm" svg:x2="64.195cm" svg:y2="10.582cm">
          <text:p/>
        </draw:line>
        <draw:line draw:style-name="gr9" draw:text-style-name="P3" draw:layer="layout" svg:x1="64.195cm" svg:y1="5.493cm" svg:x2="64.195cm" svg:y2="1.816cm">
          <text:p/>
        </draw:line>
        <draw:line draw:style-name="gr9" draw:text-style-name="P3" draw:layer="layout" svg:x1="63.589cm" svg:y1="10.582cm" svg:x2="64.8cm" svg:y2="10.582cm">
          <text:p/>
        </draw:line>
        <draw:line draw:style-name="gr9" draw:text-style-name="P3" draw:layer="layout" svg:x1="63.589cm" svg:y1="1.816cm" svg:x2="64.8cm" svg:y2="1.816cm">
          <text:p/>
        </draw:line>
        <draw:polygon draw:style-name="gr10" draw:text-style-name="P8" draw:layer="layout" svg:width="2.422cm" svg:height="4.928cm" svg:x="67.828cm" svg:y="14.863cm" svg:viewBox="0 0 2423 4929" draw:points="0,4929 2423,4929 2423,0 0,0">
          <text:p/>
        </draw:polygon>
        <draw:line draw:style-name="gr9" draw:text-style-name="P3" draw:layer="layout" svg:x1="69.039cm" svg:y1="19.791cm" svg:x2="69.039cm" svg:y2="21.142cm">
          <text:p/>
        </draw:line>
        <draw:line draw:style-name="gr9" draw:text-style-name="P3" draw:layer="layout" svg:x1="69.039cm" svg:y1="14.863cm" svg:x2="69.039cm" svg:y2="10.238cm">
          <text:p/>
        </draw:line>
        <draw:line draw:style-name="gr9" draw:text-style-name="P3" draw:layer="layout" svg:x1="68.433cm" svg:y1="21.142cm" svg:x2="69.644cm" svg:y2="21.142cm">
          <text:p/>
        </draw:line>
        <draw:line draw:style-name="gr9" draw:text-style-name="P3" draw:layer="layout" svg:x1="68.433cm" svg:y1="10.238cm" svg:x2="69.644cm" svg:y2="10.238cm">
          <text:p/>
        </draw:line>
        <draw:line draw:style-name="gr11" draw:text-style-name="P3" draw:layer="layout" svg:x1="53.295cm" svg:y1="8.078cm" svg:x2="55.717cm" svg:y2="8.078cm">
          <text:p/>
        </draw:line>
        <draw:line draw:style-name="gr11" draw:text-style-name="P3" draw:layer="layout" svg:x1="58.14cm" svg:y1="14.695cm" svg:x2="60.562cm" svg:y2="14.695cm">
          <text:p/>
        </draw:line>
        <draw:line draw:style-name="gr11" draw:text-style-name="P3" draw:layer="layout" svg:x1="62.984cm" svg:y1="7.181cm" svg:x2="65.406cm" svg:y2="7.181cm">
          <text:p/>
        </draw:line>
        <draw:line draw:style-name="gr11" draw:text-style-name="P3" draw:layer="layout" svg:x1="67.828cm" svg:y1="16.989cm" svg:x2="70.25cm" svg:y2="16.989cm">
          <text:p/>
        </draw:line>
        <draw:line draw:style-name="gr12" draw:text-style-name="P3" draw:layer="layout" svg:x1="52.084cm" svg:y1="21.11cm" svg:x2="52.084cm" svg:y2="0.79cm">
          <text:p/>
        </draw:line>
        <draw:line draw:style-name="gr12" draw:text-style-name="P3" draw:layer="layout" svg:x1="71.461cm" svg:y1="21.11cm" svg:x2="71.461cm" svg:y2="0.79cm">
          <text:p/>
        </draw:line>
        <draw:line draw:style-name="gr12" draw:text-style-name="P3" draw:layer="layout" svg:x1="52.084cm" svg:y1="21.11cm" svg:x2="71.461cm" svg:y2="21.11cm">
          <text:p/>
        </draw:line>
        <draw:line draw:style-name="gr12" draw:text-style-name="P3" draw:layer="layout" svg:x1="52.084cm" svg:y1="0.79cm" svg:x2="71.461cm" svg:y2="0.79cm">
          <text:p/>
        </draw:line>
        <draw:frame draw:style-name="gr6" draw:text-style-name="P6" draw:layer="layout" svg:width="3.143cm" svg:height="1.644cm" svg:x="48.695cm" svg:y="0.017cm">
          <draw:text-box>
            <text:p text:style-name="P4"><text:span text:style-name="T2">0.90</text:span></text:p>
          </draw:text-box>
        </draw:frame>
      </draw:page>
      <draw:page draw:name="page2" draw:style-name="dp1" draw:master-page-name="master-page3">
        <draw:custom-shape draw:style-name="gr17" draw:text-style-name="P9" draw:layer="layout" svg:width="71.715cm" svg:height="38.839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18" draw:text-style-name="P10" draw:layer="layout" svg:width="9.889cm" svg:height="20.277cm" svg:x="13.811cm" svg:y="7.4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" draw:text-style-name="P2" draw:layer="layout" svg:width="0cm" svg:height="0.122cm" svg:x="6.765cm" svg:y="27.71cm" svg:viewBox="0 0 0 123" draw:points="0,0 0,123">
            <text:p/>
          </draw:polygon>
          <draw:polygon draw:style-name="gr2" draw:text-style-name="P2" draw:layer="layout" svg:width="0cm" svg:height="0.122cm" svg:x="11.609cm" svg:y="27.71cm" svg:viewBox="0 0 0 123" draw:points="0,0 0,123">
            <text:p/>
          </draw:polygon>
          <draw:polygon draw:style-name="gr2" draw:text-style-name="P2" draw:layer="layout" svg:width="0cm" svg:height="0.122cm" svg:x="16.453cm" svg:y="27.71cm" svg:viewBox="0 0 0 123" draw:points="0,0 0,123">
            <text:p/>
          </draw:polygon>
          <draw:polygon draw:style-name="gr2" draw:text-style-name="P2" draw:layer="layout" svg:width="0cm" svg:height="0.122cm" svg:x="21.297cm" svg:y="27.71cm" svg:viewBox="0 0 0 123" draw:points="0,0 0,123">
            <text:p/>
          </draw:polygon>
          <draw:polygon draw:style-name="gr2" draw:text-style-name="P2" draw:layer="layout" svg:width="0.123cm" svg:height="0cm" svg:x="4.219cm" svg:y="27.71cm" svg:viewBox="0 0 124 0" draw:points="124,0 0,0">
            <text:p/>
          </draw:polygon>
          <draw:line draw:style-name="gr3" draw:text-style-name="P3" draw:layer="layout" svg:x1="4.343cm" svg:y1="27.71cm" svg:x2="4.219cm" svg:y2="27.71cm">
            <text:p/>
          </draw:line>
          <draw:polygon draw:style-name="gr2" draw:text-style-name="P2" draw:layer="layout" svg:width="0.123cm" svg:height="0cm" svg:x="4.219cm" svg:y="25.678cm" svg:viewBox="0 0 124 0" draw:points="124,0 0,0">
            <text:p/>
          </draw:polygon>
          <draw:line draw:style-name="gr3" draw:text-style-name="P3" draw:layer="layout" svg:x1="4.343cm" svg:y1="25.678cm" svg:x2="4.219cm" svg:y2="25.678cm">
            <text:p/>
          </draw:line>
          <draw:polygon draw:style-name="gr2" draw:text-style-name="P2" draw:layer="layout" svg:width="0.123cm" svg:height="0cm" svg:x="4.219cm" svg:y="23.646cm" svg:viewBox="0 0 124 0" draw:points="124,0 0,0">
            <text:p/>
          </draw:polygon>
          <draw:line draw:style-name="gr3" draw:text-style-name="P3" draw:layer="layout" svg:x1="4.343cm" svg:y1="23.646cm" svg:x2="4.219cm" svg:y2="23.646cm">
            <text:p/>
          </draw:line>
          <draw:polygon draw:style-name="gr2" draw:text-style-name="P2" draw:layer="layout" svg:width="0.123cm" svg:height="0cm" svg:x="4.219cm" svg:y="21.614cm" svg:viewBox="0 0 124 0" draw:points="124,0 0,0">
            <text:p/>
          </draw:polygon>
          <draw:line draw:style-name="gr3" draw:text-style-name="P3" draw:layer="layout" svg:x1="4.343cm" svg:y1="21.614cm" svg:x2="4.219cm" svg:y2="21.614cm">
            <text:p/>
          </draw:line>
          <draw:polygon draw:style-name="gr2" draw:text-style-name="P2" draw:layer="layout" svg:width="0.123cm" svg:height="0cm" svg:x="4.219cm" svg:y="19.582cm" svg:viewBox="0 0 124 0" draw:points="124,0 0,0">
            <text:p/>
          </draw:polygon>
          <draw:line draw:style-name="gr3" draw:text-style-name="P3" draw:layer="layout" svg:x1="4.343cm" svg:y1="19.582cm" svg:x2="4.219cm" svg:y2="19.582cm">
            <text:p/>
          </draw:line>
          <draw:polygon draw:style-name="gr2" draw:text-style-name="P2" draw:layer="layout" svg:width="0.123cm" svg:height="0cm" svg:x="4.219cm" svg:y="17.55cm" svg:viewBox="0 0 124 0" draw:points="124,0 0,0">
            <text:p/>
          </draw:polygon>
          <draw:line draw:style-name="gr3" draw:text-style-name="P3" draw:layer="layout" svg:x1="4.343cm" svg:y1="17.55cm" svg:x2="4.219cm" svg:y2="17.55cm">
            <text:p/>
          </draw:line>
          <draw:polygon draw:style-name="gr2" draw:text-style-name="P2" draw:layer="layout" svg:width="0.123cm" svg:height="0cm" svg:x="4.219cm" svg:y="15.518cm" svg:viewBox="0 0 124 0" draw:points="124,0 0,0">
            <text:p/>
          </draw:polygon>
          <draw:line draw:style-name="gr3" draw:text-style-name="P3" draw:layer="layout" svg:x1="4.343cm" svg:y1="15.518cm" svg:x2="4.219cm" svg:y2="15.518cm">
            <text:p/>
          </draw:line>
          <draw:polygon draw:style-name="gr2" draw:text-style-name="P2" draw:layer="layout" svg:width="0.123cm" svg:height="0cm" svg:x="4.219cm" svg:y="13.486cm" svg:viewBox="0 0 124 0" draw:points="124,0 0,0">
            <text:p/>
          </draw:polygon>
          <draw:line draw:style-name="gr3" draw:text-style-name="P3" draw:layer="layout" svg:x1="4.343cm" svg:y1="13.486cm" svg:x2="4.219cm" svg:y2="13.486cm">
            <text:p/>
          </draw:line>
          <draw:polygon draw:style-name="gr2" draw:text-style-name="P2" draw:layer="layout" svg:width="0.123cm" svg:height="0cm" svg:x="4.219cm" svg:y="11.454cm" svg:viewBox="0 0 124 0" draw:points="124,0 0,0">
            <text:p/>
          </draw:polygon>
          <draw:line draw:style-name="gr3" draw:text-style-name="P3" draw:layer="layout" svg:x1="4.343cm" svg:y1="11.454cm" svg:x2="4.219cm" svg:y2="11.454cm">
            <text:p/>
          </draw:line>
          <draw:polygon draw:style-name="gr2" draw:text-style-name="P2" draw:layer="layout" svg:width="0.123cm" svg:height="0cm" svg:x="4.219cm" svg:y="9.422cm" svg:viewBox="0 0 124 0" draw:points="124,0 0,0">
            <text:p/>
          </draw:polygon>
          <draw:line draw:style-name="gr3" draw:text-style-name="P3" draw:layer="layout" svg:x1="4.343cm" svg:y1="9.422cm" svg:x2="4.219cm" svg:y2="9.422cm">
            <text:p/>
          </draw:line>
          <draw:polygon draw:style-name="gr2" draw:text-style-name="P2" draw:layer="layout" svg:width="0.123cm" svg:height="0cm" svg:x="4.219cm" svg:y="7.39cm" svg:viewBox="0 0 124 0" draw:points="124,0 0,0">
            <text:p/>
          </draw:polygon>
          <draw:line draw:style-name="gr3" draw:text-style-name="P3" draw:layer="layout" svg:x1="4.343cm" svg:y1="7.39cm" svg:x2="4.219cm" svg:y2="7.39cm">
            <text:p/>
          </draw:line>
          <draw:polygon draw:style-name="gr19" draw:text-style-name="P7" draw:layer="layout" svg:width="2.422cm" svg:height="1.948cm" svg:x="5.554cm" svg:y="12.76cm" svg:viewBox="0 0 2423 1949" draw:points="0,1949 2423,1949 2423,0 0,0">
            <text:p/>
          </draw:polygon>
          <draw:line draw:style-name="gr20" draw:text-style-name="P3" draw:layer="layout" svg:x1="6.765cm" svg:y1="14.708cm" svg:x2="6.765cm" svg:y2="15.829cm">
            <text:p/>
          </draw:line>
          <draw:line draw:style-name="gr20" draw:text-style-name="P3" draw:layer="layout" svg:x1="6.765cm" svg:y1="12.76cm" svg:x2="6.765cm" svg:y2="9.388cm">
            <text:p/>
          </draw:line>
          <draw:line draw:style-name="gr20" draw:text-style-name="P3" draw:layer="layout" svg:x1="6.159cm" svg:y1="15.829cm" svg:x2="7.371cm" svg:y2="15.829cm">
            <text:p/>
          </draw:line>
          <draw:line draw:style-name="gr20" draw:text-style-name="P3" draw:layer="layout" svg:x1="6.159cm" svg:y1="9.388cm" svg:x2="7.371cm" svg:y2="9.388cm">
            <text:p/>
          </draw:line>
          <draw:polygon draw:style-name="gr21" draw:text-style-name="P8" draw:layer="layout" svg:width="2.422cm" svg:height="0.561cm" svg:x="10.398cm" svg:y="26.804cm" svg:viewBox="0 0 2423 562" draw:points="0,562 2423,562 2423,0 0,0">
            <text:p/>
          </draw:polygon>
          <draw:line draw:style-name="gr9" draw:text-style-name="P3" draw:layer="layout" svg:x1="11.609cm" svg:y1="27.365cm" svg:x2="11.609cm" svg:y2="27.506cm">
            <text:p/>
          </draw:line>
          <draw:line draw:style-name="gr20" draw:text-style-name="P3" draw:layer="layout" svg:x1="11.609cm" svg:y1="26.804cm" svg:x2="11.609cm" svg:y2="26.016cm">
            <text:p/>
          </draw:line>
          <draw:line draw:style-name="gr20" draw:text-style-name="P3" draw:layer="layout" svg:x1="11.004cm" svg:y1="27.506cm" svg:x2="12.215cm" svg:y2="27.506cm">
            <text:p/>
          </draw:line>
          <draw:line draw:style-name="gr20" draw:text-style-name="P3" draw:layer="layout" svg:x1="11.004cm" svg:y1="26.016cm" svg:x2="12.215cm" svg:y2="26.016cm">
            <text:p/>
          </draw:line>
          <draw:polygon draw:style-name="gr19" draw:text-style-name="P7" draw:layer="layout" svg:width="2.422cm" svg:height="3.115cm" svg:x="15.242cm" svg:y="11.909cm" svg:viewBox="0 0 2423 3116" draw:points="0,3116 2423,3116 2423,0 0,0">
            <text:p/>
          </draw:polygon>
          <draw:line draw:style-name="gr20" draw:text-style-name="P3" draw:layer="layout" svg:x1="16.453cm" svg:y1="15.024cm" svg:x2="16.453cm" svg:y2="17.524cm">
            <text:p/>
          </draw:line>
          <draw:line draw:style-name="gr20" draw:text-style-name="P3" draw:layer="layout" svg:x1="16.453cm" svg:y1="11.909cm" svg:x2="16.453cm" svg:y2="9.144cm">
            <text:p/>
          </draw:line>
          <draw:line draw:style-name="gr20" draw:text-style-name="P3" draw:layer="layout" svg:x1="15.848cm" svg:y1="17.524cm" svg:x2="17.059cm" svg:y2="17.524cm">
            <text:p/>
          </draw:line>
          <draw:line draw:style-name="gr20" draw:text-style-name="P3" draw:layer="layout" svg:x1="15.848cm" svg:y1="9.144cm" svg:x2="17.059cm" svg:y2="9.144cm">
            <text:p/>
          </draw:line>
          <draw:polygon draw:style-name="gr21" draw:text-style-name="P8" draw:layer="layout" svg:width="2.422cm" svg:height="0.981cm" svg:x="20.086cm" svg:y="26.326cm" svg:viewBox="0 0 2423 982" draw:points="0,982 2423,982 2423,0 0,0">
            <text:p/>
          </draw:polygon>
          <draw:line draw:style-name="gr20" draw:text-style-name="P3" draw:layer="layout" svg:x1="21.297cm" svg:y1="27.307cm" svg:x2="21.297cm" svg:y2="27.621cm">
            <text:p/>
          </draw:line>
          <draw:line draw:style-name="gr20" draw:text-style-name="P3" draw:layer="layout" svg:x1="21.297cm" svg:y1="26.326cm" svg:x2="21.297cm" svg:y2="24.975cm">
            <text:p/>
          </draw:line>
          <draw:line draw:style-name="gr20" draw:text-style-name="P3" draw:layer="layout" svg:x1="20.692cm" svg:y1="27.621cm" svg:x2="21.903cm" svg:y2="27.621cm">
            <text:p/>
          </draw:line>
          <draw:line draw:style-name="gr20" draw:text-style-name="P3" draw:layer="layout" svg:x1="20.692cm" svg:y1="24.975cm" svg:x2="21.903cm" svg:y2="24.975cm">
            <text:p/>
          </draw:line>
          <draw:line draw:style-name="gr20" draw:text-style-name="P3" draw:layer="layout" svg:x1="5.554cm" svg:y1="13.73cm" svg:x2="7.976cm" svg:y2="13.73cm">
            <text:p/>
          </draw:line>
          <draw:line draw:style-name="gr20" draw:text-style-name="P3" draw:layer="layout" svg:x1="10.398cm" svg:y1="27.167cm" svg:x2="12.82cm" svg:y2="27.167cm">
            <text:p/>
          </draw:line>
          <draw:line draw:style-name="gr20" draw:text-style-name="P3" draw:layer="layout" svg:x1="15.242cm" svg:y1="13.71cm" svg:x2="17.664cm" svg:y2="13.71cm">
            <text:p/>
          </draw:line>
          <draw:line draw:style-name="gr20" draw:text-style-name="P3" draw:layer="layout" svg:x1="20.086cm" svg:y1="26.921cm" svg:x2="22.508cm" svg:y2="26.921cm">
            <text:p/>
          </draw:line>
          <draw:line draw:style-name="gr22" draw:text-style-name="P3" draw:layer="layout" svg:x1="4.343cm" svg:y1="27.71cm" svg:x2="4.343cm" svg:y2="7.39cm">
            <text:p/>
          </draw:line>
          <draw:line draw:style-name="gr22" draw:text-style-name="P3" draw:layer="layout" svg:x1="23.719cm" svg:y1="27.71cm" svg:x2="23.719cm" svg:y2="7.39cm">
            <text:p/>
          </draw:line>
          <draw:line draw:style-name="gr22" draw:text-style-name="P3" draw:layer="layout" svg:x1="4.343cm" svg:y1="27.71cm" svg:x2="23.719cm" svg:y2="27.71cm">
            <text:p/>
          </draw:line>
          <draw:line draw:style-name="gr22" draw:text-style-name="P3" draw:layer="layout" svg:x1="4.343cm" svg:y1="7.39cm" svg:x2="23.719cm" svg:y2="7.39cm">
            <text:p/>
          </draw:line>
          <draw:g>
            <draw:frame draw:style-name="gr23" draw:text-style-name="P11" draw:layer="layout" svg:width="1.763cm" svg:height="1.563cm" svg:x="1.954cm" svg:y="26.937cm">
              <draw:text-box>
                <text:p text:style-name="P4"><text:span text:style-name="T3"><text:s text:c="3"/></text:span><text:span text:style-name="T3">0</text:span></text:p>
              </draw:text-box>
            </draw:frame>
            <draw:frame draw:style-name="gr24" draw:text-style-name="P11" draw:layer="layout" svg:width="1.767cm" svg:height="1.563cm" svg:x="1.954cm" svg:y="24.905cm">
              <draw:text-box>
                <text:p text:style-name="P4"><text:span text:style-name="T3">0.1</text:span></text:p>
              </draw:text-box>
            </draw:frame>
            <draw:frame draw:style-name="gr24" draw:text-style-name="P11" draw:layer="layout" svg:width="1.767cm" svg:height="1.563cm" svg:x="1.954cm" svg:y="22.873cm">
              <draw:text-box>
                <text:p text:style-name="P4"><text:span text:style-name="T3">0.2</text:span></text:p>
              </draw:text-box>
            </draw:frame>
            <draw:frame draw:style-name="gr24" draw:text-style-name="P11" draw:layer="layout" svg:width="1.767cm" svg:height="1.563cm" svg:x="1.954cm" svg:y="20.841cm">
              <draw:text-box>
                <text:p text:style-name="P4"><text:span text:style-name="T3">0.3</text:span></text:p>
              </draw:text-box>
            </draw:frame>
            <draw:frame draw:style-name="gr24" draw:text-style-name="P11" draw:layer="layout" svg:width="1.767cm" svg:height="1.563cm" svg:x="1.954cm" svg:y="18.809cm">
              <draw:text-box>
                <text:p text:style-name="P4"><text:span text:style-name="T3">0.4</text:span></text:p>
              </draw:text-box>
            </draw:frame>
            <draw:frame draw:style-name="gr24" draw:text-style-name="P11" draw:layer="layout" svg:width="1.767cm" svg:height="1.563cm" svg:x="1.954cm" svg:y="16.777cm">
              <draw:text-box>
                <text:p text:style-name="P4"><text:span text:style-name="T3">0.5</text:span></text:p>
              </draw:text-box>
            </draw:frame>
            <draw:frame draw:style-name="gr24" draw:text-style-name="P11" draw:layer="layout" svg:width="1.767cm" svg:height="1.563cm" svg:x="1.954cm" svg:y="14.745cm">
              <draw:text-box>
                <text:p text:style-name="P4"><text:span text:style-name="T3">0.6</text:span></text:p>
              </draw:text-box>
            </draw:frame>
            <draw:frame draw:style-name="gr24" draw:text-style-name="P11" draw:layer="layout" svg:width="1.767cm" svg:height="1.563cm" svg:x="1.954cm" svg:y="12.713cm">
              <draw:text-box>
                <text:p text:style-name="P4"><text:span text:style-name="T3">0.7</text:span></text:p>
              </draw:text-box>
            </draw:frame>
            <draw:frame draw:style-name="gr24" draw:text-style-name="P11" draw:layer="layout" svg:width="1.767cm" svg:height="1.563cm" svg:x="1.954cm" svg:y="10.681cm">
              <draw:text-box>
                <text:p text:style-name="P4"><text:span text:style-name="T3">0.8</text:span></text:p>
              </draw:text-box>
            </draw:frame>
            <draw:frame draw:style-name="gr24" draw:text-style-name="P11" draw:layer="layout" svg:width="1.767cm" svg:height="1.563cm" svg:x="1.954cm" svg:y="8.649cm">
              <draw:text-box>
                <text:p text:style-name="P4"><text:span text:style-name="T3">0.9</text:span></text:p>
              </draw:text-box>
            </draw:frame>
            <draw:frame draw:style-name="gr24" draw:text-style-name="P11" draw:layer="layout" svg:width="1.767cm" svg:height="1.563cm" svg:x="1.954cm" svg:y="6.617cm">
              <draw:text-box>
                <text:p text:style-name="P4"><text:span text:style-name="T3">1.0</text:span></text:p>
              </draw:text-box>
            </draw:frame>
          </draw:g>
        </draw:g>
        <draw:g>
          <draw:custom-shape draw:style-name="gr18" draw:text-style-name="P10" draw:layer="layout" svg:width="9.889cm" svg:height="20.277cm" svg:x="36.511cm" svg:y="7.4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" draw:text-style-name="P2" draw:layer="layout" svg:width="0cm" svg:height="0.122cm" svg:x="29.486cm" svg:y="27.71cm" svg:viewBox="0 0 0 123" draw:points="0,0 0,123">
            <text:p/>
          </draw:polygon>
          <draw:polygon draw:style-name="gr2" draw:text-style-name="P2" draw:layer="layout" svg:width="0cm" svg:height="0.122cm" svg:x="34.33cm" svg:y="27.71cm" svg:viewBox="0 0 0 123" draw:points="0,0 0,123">
            <text:p/>
          </draw:polygon>
          <draw:polygon draw:style-name="gr2" draw:text-style-name="P2" draw:layer="layout" svg:width="0cm" svg:height="0.122cm" svg:x="39.174cm" svg:y="27.71cm" svg:viewBox="0 0 0 123" draw:points="0,0 0,123">
            <text:p/>
          </draw:polygon>
          <draw:polygon draw:style-name="gr2" draw:text-style-name="P2" draw:layer="layout" svg:width="0cm" svg:height="0.122cm" svg:x="44.018cm" svg:y="27.71cm" svg:viewBox="0 0 0 123" draw:points="0,0 0,123">
            <text:p/>
          </draw:polygon>
          <draw:polygon draw:style-name="gr2" draw:text-style-name="P2" draw:layer="layout" svg:width="0.123cm" svg:height="0cm" svg:x="26.94cm" svg:y="27.71cm" svg:viewBox="0 0 124 0" draw:points="124,0 0,0">
            <text:p/>
          </draw:polygon>
          <draw:line draw:style-name="gr3" draw:text-style-name="P3" draw:layer="layout" svg:x1="27.064cm" svg:y1="27.71cm" svg:x2="26.94cm" svg:y2="27.71cm">
            <text:p/>
          </draw:line>
          <draw:polygon draw:style-name="gr2" draw:text-style-name="P2" draw:layer="layout" svg:width="0.123cm" svg:height="0cm" svg:x="26.94cm" svg:y="25.862cm" svg:viewBox="0 0 124 0" draw:points="124,0 0,0">
            <text:p/>
          </draw:polygon>
          <draw:line draw:style-name="gr3" draw:text-style-name="P3" draw:layer="layout" svg:x1="27.064cm" svg:y1="25.862cm" svg:x2="26.94cm" svg:y2="25.862cm">
            <text:p/>
          </draw:line>
          <draw:polygon draw:style-name="gr2" draw:text-style-name="P2" draw:layer="layout" svg:width="0.123cm" svg:height="0cm" svg:x="26.94cm" svg:y="24.015cm" svg:viewBox="0 0 124 0" draw:points="124,0 0,0">
            <text:p/>
          </draw:polygon>
          <draw:line draw:style-name="gr3" draw:text-style-name="P3" draw:layer="layout" svg:x1="27.064cm" svg:y1="24.015cm" svg:x2="26.94cm" svg:y2="24.015cm">
            <text:p/>
          </draw:line>
          <draw:polygon draw:style-name="gr2" draw:text-style-name="P2" draw:layer="layout" svg:width="0.123cm" svg:height="0cm" svg:x="26.94cm" svg:y="22.168cm" svg:viewBox="0 0 124 0" draw:points="124,0 0,0">
            <text:p/>
          </draw:polygon>
          <draw:line draw:style-name="gr3" draw:text-style-name="P3" draw:layer="layout" svg:x1="27.064cm" svg:y1="22.168cm" svg:x2="26.94cm" svg:y2="22.168cm">
            <text:p/>
          </draw:line>
          <draw:polygon draw:style-name="gr2" draw:text-style-name="P2" draw:layer="layout" svg:width="0.123cm" svg:height="0cm" svg:x="26.94cm" svg:y="20.32cm" svg:viewBox="0 0 124 0" draw:points="124,0 0,0">
            <text:p/>
          </draw:polygon>
          <draw:line draw:style-name="gr3" draw:text-style-name="P3" draw:layer="layout" svg:x1="27.064cm" svg:y1="20.32cm" svg:x2="26.94cm" svg:y2="20.32cm">
            <text:p/>
          </draw:line>
          <draw:polygon draw:style-name="gr2" draw:text-style-name="P2" draw:layer="layout" svg:width="0.123cm" svg:height="0cm" svg:x="26.94cm" svg:y="18.473cm" svg:viewBox="0 0 124 0" draw:points="124,0 0,0">
            <text:p/>
          </draw:polygon>
          <draw:line draw:style-name="gr3" draw:text-style-name="P3" draw:layer="layout" svg:x1="27.064cm" svg:y1="18.473cm" svg:x2="26.94cm" svg:y2="18.473cm">
            <text:p/>
          </draw:line>
          <draw:polygon draw:style-name="gr2" draw:text-style-name="P2" draw:layer="layout" svg:width="0.123cm" svg:height="0cm" svg:x="26.94cm" svg:y="16.626cm" svg:viewBox="0 0 124 0" draw:points="124,0 0,0">
            <text:p/>
          </draw:polygon>
          <draw:line draw:style-name="gr3" draw:text-style-name="P3" draw:layer="layout" svg:x1="27.064cm" svg:y1="16.626cm" svg:x2="26.94cm" svg:y2="16.626cm">
            <text:p/>
          </draw:line>
          <draw:polygon draw:style-name="gr2" draw:text-style-name="P2" draw:layer="layout" svg:width="0.123cm" svg:height="0cm" svg:x="26.94cm" svg:y="14.779cm" svg:viewBox="0 0 124 0" draw:points="124,0 0,0">
            <text:p/>
          </draw:polygon>
          <draw:line draw:style-name="gr3" draw:text-style-name="P3" draw:layer="layout" svg:x1="27.064cm" svg:y1="14.779cm" svg:x2="26.94cm" svg:y2="14.779cm">
            <text:p/>
          </draw:line>
          <draw:polygon draw:style-name="gr2" draw:text-style-name="P2" draw:layer="layout" svg:width="0.123cm" svg:height="0cm" svg:x="26.94cm" svg:y="12.931cm" svg:viewBox="0 0 124 0" draw:points="124,0 0,0">
            <text:p/>
          </draw:polygon>
          <draw:line draw:style-name="gr3" draw:text-style-name="P3" draw:layer="layout" svg:x1="27.064cm" svg:y1="12.931cm" svg:x2="26.94cm" svg:y2="12.931cm">
            <text:p/>
          </draw:line>
          <draw:polygon draw:style-name="gr2" draw:text-style-name="P2" draw:layer="layout" svg:width="0.123cm" svg:height="0cm" svg:x="26.94cm" svg:y="11.084cm" svg:viewBox="0 0 124 0" draw:points="124,0 0,0">
            <text:p/>
          </draw:polygon>
          <draw:line draw:style-name="gr3" draw:text-style-name="P3" draw:layer="layout" svg:x1="27.064cm" svg:y1="11.084cm" svg:x2="26.94cm" svg:y2="11.084cm">
            <text:p/>
          </draw:line>
          <draw:polygon draw:style-name="gr2" draw:text-style-name="P2" draw:layer="layout" svg:width="0.123cm" svg:height="0cm" svg:x="26.94cm" svg:y="9.237cm" svg:viewBox="0 0 124 0" draw:points="124,0 0,0">
            <text:p/>
          </draw:polygon>
          <draw:line draw:style-name="gr3" draw:text-style-name="P3" draw:layer="layout" svg:x1="27.064cm" svg:y1="9.237cm" svg:x2="26.94cm" svg:y2="9.237cm">
            <text:p/>
          </draw:line>
          <draw:polygon draw:style-name="gr2" draw:text-style-name="P2" draw:layer="layout" svg:width="0.123cm" svg:height="0cm" svg:x="26.94cm" svg:y="7.39cm" svg:viewBox="0 0 124 0" draw:points="124,0 0,0">
            <text:p/>
          </draw:polygon>
          <draw:line draw:style-name="gr3" draw:text-style-name="P3" draw:layer="layout" svg:x1="27.064cm" svg:y1="7.39cm" svg:x2="26.94cm" svg:y2="7.39cm">
            <text:p/>
          </draw:line>
          <draw:polygon draw:style-name="gr8" draw:text-style-name="P7" draw:layer="layout" svg:width="2.422cm" svg:height="0.109cm" svg:x="28.275cm" svg:y="9.237cm" svg:viewBox="0 0 2423 110" draw:points="0,110 2423,110 2423,0 0,0">
            <text:p/>
          </draw:polygon>
          <draw:line draw:style-name="gr20" draw:text-style-name="P3" draw:layer="layout" svg:x1="29.486cm" svg:y1="9.346cm" svg:x2="29.486cm" svg:y2="9.937cm">
            <text:p/>
          </draw:line>
          <draw:polyline draw:style-name="gr9" draw:text-style-name="P3" draw:layer="layout" svg:width="0cm" svg:height="0cm" svg:x="29.486cm" svg:y="9.237cm" svg:viewBox="0 0 0 0" draw:points="0,0">
            <text:p/>
          </draw:polyline>
          <draw:line draw:style-name="gr20" draw:text-style-name="P3" draw:layer="layout" svg:x1="28.88cm" svg:y1="9.937cm" svg:x2="30.091cm" svg:y2="9.937cm">
            <text:p/>
          </draw:line>
          <draw:line draw:style-name="gr9" draw:text-style-name="P3" draw:layer="layout" svg:x1="28.88cm" svg:y1="9.237cm" svg:x2="30.091cm" svg:y2="9.237cm">
            <text:p/>
          </draw:line>
          <draw:polygon draw:style-name="gr21" draw:text-style-name="P8" draw:layer="layout" svg:width="2.422cm" svg:height="0.66cm" svg:x="33.119cm" svg:y="17.925cm" svg:viewBox="0 0 2423 661" draw:points="0,661 2423,661 2423,0 0,0">
            <text:p/>
          </draw:polygon>
          <draw:line draw:style-name="gr20" draw:text-style-name="P3" draw:layer="layout" svg:x1="34.33cm" svg:y1="18.585cm" svg:x2="34.33cm" svg:y2="18.979cm">
            <text:p/>
          </draw:line>
          <draw:line draw:style-name="gr20" draw:text-style-name="P3" draw:layer="layout" svg:x1="34.33cm" svg:y1="17.925cm" svg:x2="34.33cm" svg:y2="17.413cm">
            <text:p/>
          </draw:line>
          <draw:line draw:style-name="gr20" draw:text-style-name="P3" draw:layer="layout" svg:x1="33.724cm" svg:y1="18.979cm" svg:x2="34.935cm" svg:y2="18.979cm">
            <text:p/>
          </draw:line>
          <draw:line draw:style-name="gr20" draw:text-style-name="P3" draw:layer="layout" svg:x1="33.724cm" svg:y1="17.413cm" svg:x2="34.935cm" svg:y2="17.413cm">
            <text:p/>
          </draw:line>
          <draw:polygon draw:style-name="gr19" draw:text-style-name="P7" draw:layer="layout" svg:width="2.422cm" svg:height="0.933cm" svg:x="37.963cm" svg:y="9.871cm" svg:viewBox="0 0 2423 934" draw:points="0,934 2423,934 2423,0 0,0">
            <text:p/>
          </draw:polygon>
          <draw:line draw:style-name="gr20" draw:text-style-name="P3" draw:layer="layout" svg:x1="39.174cm" svg:y1="10.804cm" svg:x2="39.174cm" svg:y2="11.565cm">
            <text:p/>
          </draw:line>
          <draw:line draw:style-name="gr20" draw:text-style-name="P3" draw:layer="layout" svg:x1="39.174cm" svg:y1="9.871cm" svg:x2="39.174cm" svg:y2="9.354cm">
            <text:p/>
          </draw:line>
          <draw:line draw:style-name="gr20" draw:text-style-name="P3" draw:layer="layout" svg:x1="38.568cm" svg:y1="11.565cm" svg:x2="39.78cm" svg:y2="11.565cm">
            <text:p/>
          </draw:line>
          <draw:line draw:style-name="gr20" draw:text-style-name="P3" draw:layer="layout" svg:x1="38.568cm" svg:y1="9.354cm" svg:x2="39.78cm" svg:y2="9.354cm">
            <text:p/>
          </draw:line>
          <draw:polygon draw:style-name="gr21" draw:text-style-name="P8" draw:layer="layout" svg:width="2.422cm" svg:height="1.901cm" svg:x="42.807cm" svg:y="11.93cm" svg:viewBox="0 0 2423 1902" draw:points="0,1902 2423,1902 2423,0 0,0">
            <text:p/>
          </draw:polygon>
          <draw:line draw:style-name="gr20" draw:text-style-name="P3" draw:layer="layout" svg:x1="44.018cm" svg:y1="13.831cm" svg:x2="44.018cm" svg:y2="15.24cm">
            <text:p/>
          </draw:line>
          <draw:line draw:style-name="gr20" draw:text-style-name="P3" draw:layer="layout" svg:x1="44.018cm" svg:y1="11.93cm" svg:x2="44.018cm" svg:y2="10.829cm">
            <text:p/>
          </draw:line>
          <draw:line draw:style-name="gr20" draw:text-style-name="P3" draw:layer="layout" svg:x1="43.413cm" svg:y1="15.24cm" svg:x2="44.624cm" svg:y2="15.24cm">
            <text:p/>
          </draw:line>
          <draw:line draw:style-name="gr20" draw:text-style-name="P3" draw:layer="layout" svg:x1="43.413cm" svg:y1="10.829cm" svg:x2="44.624cm" svg:y2="10.829cm">
            <text:p/>
          </draw:line>
          <draw:line draw:style-name="gr20" draw:text-style-name="P3" draw:layer="layout" svg:x1="28.275cm" svg:y1="9.237cm" svg:x2="30.697cm" svg:y2="9.237cm">
            <text:p/>
          </draw:line>
          <draw:line draw:style-name="gr20" draw:text-style-name="P3" draw:layer="layout" svg:x1="33.119cm" svg:y1="18.19cm" svg:x2="35.541cm" svg:y2="18.19cm">
            <text:p/>
          </draw:line>
          <draw:line draw:style-name="gr20" draw:text-style-name="P3" draw:layer="layout" svg:x1="37.963cm" svg:y1="10.32cm" svg:x2="40.385cm" svg:y2="10.32cm">
            <text:p/>
          </draw:line>
          <draw:line draw:style-name="gr20" draw:text-style-name="P3" draw:layer="layout" svg:x1="42.807cm" svg:y1="12.884cm" svg:x2="45.229cm" svg:y2="12.884cm">
            <text:p/>
          </draw:line>
          <draw:line draw:style-name="gr22" draw:text-style-name="P3" draw:layer="layout" svg:x1="27.064cm" svg:y1="27.71cm" svg:x2="27.064cm" svg:y2="7.39cm">
            <text:p/>
          </draw:line>
          <draw:line draw:style-name="gr22" draw:text-style-name="P3" draw:layer="layout" svg:x1="46.44cm" svg:y1="27.71cm" svg:x2="46.44cm" svg:y2="7.39cm">
            <text:p/>
          </draw:line>
          <draw:line draw:style-name="gr22" draw:text-style-name="P3" draw:layer="layout" svg:x1="27.064cm" svg:y1="27.71cm" svg:x2="46.44cm" svg:y2="27.71cm">
            <text:p/>
          </draw:line>
          <draw:line draw:style-name="gr22" draw:text-style-name="P3" draw:layer="layout" svg:x1="27.064cm" svg:y1="7.39cm" svg:x2="46.44cm" svg:y2="7.39cm">
            <text:p/>
          </draw:line>
          <draw:g>
            <draw:frame draw:style-name="gr23" draw:text-style-name="P11" draw:layer="layout" svg:width="1.763cm" svg:height="1.563cm" svg:x="24.675cm" svg:y="26.937cm">
              <draw:text-box>
                <text:p text:style-name="P4"><text:span text:style-name="T3"><text:s text:c="3"/></text:span><text:span text:style-name="T3">0</text:span></text:p>
              </draw:text-box>
            </draw:frame>
            <draw:frame draw:style-name="gr24" draw:text-style-name="P11" draw:layer="layout" svg:width="1.767cm" svg:height="1.563cm" svg:x="24.675cm" svg:y="25.089cm">
              <draw:text-box>
                <text:p text:style-name="P4"><text:span text:style-name="T3">0.1</text:span></text:p>
              </draw:text-box>
            </draw:frame>
            <draw:frame draw:style-name="gr24" draw:text-style-name="P11" draw:layer="layout" svg:width="1.767cm" svg:height="1.563cm" svg:x="24.675cm" svg:y="23.242cm">
              <draw:text-box>
                <text:p text:style-name="P4"><text:span text:style-name="T3">0.2</text:span></text:p>
              </draw:text-box>
            </draw:frame>
            <draw:frame draw:style-name="gr24" draw:text-style-name="P11" draw:layer="layout" svg:width="1.767cm" svg:height="1.563cm" svg:x="24.675cm" svg:y="21.395cm">
              <draw:text-box>
                <text:p text:style-name="P4"><text:span text:style-name="T3">0.3</text:span></text:p>
              </draw:text-box>
            </draw:frame>
            <draw:frame draw:style-name="gr24" draw:text-style-name="P11" draw:layer="layout" svg:width="1.767cm" svg:height="1.563cm" svg:x="24.675cm" svg:y="19.548cm">
              <draw:text-box>
                <text:p text:style-name="P4"><text:span text:style-name="T3">0.4</text:span></text:p>
              </draw:text-box>
            </draw:frame>
            <draw:frame draw:style-name="gr24" draw:text-style-name="P11" draw:layer="layout" svg:width="1.767cm" svg:height="1.563cm" svg:x="24.675cm" svg:y="17.7cm">
              <draw:text-box>
                <text:p text:style-name="P4"><text:span text:style-name="T3">0.5</text:span></text:p>
              </draw:text-box>
            </draw:frame>
            <draw:frame draw:style-name="gr24" draw:text-style-name="P11" draw:layer="layout" svg:width="1.767cm" svg:height="1.563cm" svg:x="24.675cm" svg:y="15.853cm">
              <draw:text-box>
                <text:p text:style-name="P4"><text:span text:style-name="T3">0.6</text:span></text:p>
              </draw:text-box>
            </draw:frame>
            <draw:frame draw:style-name="gr24" draw:text-style-name="P11" draw:layer="layout" svg:width="1.767cm" svg:height="1.563cm" svg:x="24.675cm" svg:y="14.006cm">
              <draw:text-box>
                <text:p text:style-name="P4"><text:span text:style-name="T3">0.7</text:span></text:p>
              </draw:text-box>
            </draw:frame>
            <draw:frame draw:style-name="gr24" draw:text-style-name="P11" draw:layer="layout" svg:width="1.767cm" svg:height="1.563cm" svg:x="24.675cm" svg:y="12.158cm">
              <draw:text-box>
                <text:p text:style-name="P4"><text:span text:style-name="T3">0.8</text:span></text:p>
              </draw:text-box>
            </draw:frame>
            <draw:frame draw:style-name="gr24" draw:text-style-name="P11" draw:layer="layout" svg:width="1.767cm" svg:height="1.563cm" svg:x="24.675cm" svg:y="10.311cm">
              <draw:text-box>
                <text:p text:style-name="P4"><text:span text:style-name="T3">0.9</text:span></text:p>
              </draw:text-box>
            </draw:frame>
            <draw:frame draw:style-name="gr24" draw:text-style-name="P11" draw:layer="layout" svg:width="1.767cm" svg:height="1.563cm" svg:x="24.675cm" svg:y="8.464cm">
              <draw:text-box>
                <text:p text:style-name="P4"><text:span text:style-name="T3">1.0</text:span></text:p>
              </draw:text-box>
            </draw:frame>
            <draw:frame draw:style-name="gr24" draw:text-style-name="P11" draw:layer="layout" svg:width="1.767cm" svg:height="1.563cm" svg:x="24.675cm" svg:y="6.617cm">
              <draw:text-box>
                <text:p text:style-name="P4"><text:span text:style-name="T3">1.1</text:span></text:p>
              </draw:text-box>
            </draw:frame>
          </draw:g>
        </draw:g>
        <draw:g>
          <draw:custom-shape draw:style-name="gr18" draw:text-style-name="P10" draw:layer="layout" svg:width="9.889cm" svg:height="20.277cm" svg:x="59.111cm" svg:y="7.4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" draw:text-style-name="P2" draw:layer="layout" svg:width="0cm" svg:height="0.122cm" svg:x="52.106cm" svg:y="27.71cm" svg:viewBox="0 0 0 123" draw:points="0,0 0,123">
            <text:p/>
          </draw:polygon>
          <draw:polygon draw:style-name="gr2" draw:text-style-name="P2" draw:layer="layout" svg:width="0cm" svg:height="0.122cm" svg:x="56.951cm" svg:y="27.71cm" svg:viewBox="0 0 0 123" draw:points="0,0 0,123">
            <text:p/>
          </draw:polygon>
          <draw:polygon draw:style-name="gr2" draw:text-style-name="P2" draw:layer="layout" svg:width="0cm" svg:height="0.122cm" svg:x="61.795cm" svg:y="27.71cm" svg:viewBox="0 0 0 123" draw:points="0,0 0,123">
            <text:p/>
          </draw:polygon>
          <draw:polygon draw:style-name="gr2" draw:text-style-name="P2" draw:layer="layout" svg:width="0cm" svg:height="0.122cm" svg:x="66.639cm" svg:y="27.71cm" svg:viewBox="0 0 0 123" draw:points="0,0 0,123">
            <text:p/>
          </draw:polygon>
          <draw:polygon draw:style-name="gr2" draw:text-style-name="P2" draw:layer="layout" svg:width="0.122cm" svg:height="0cm" svg:x="49.561cm" svg:y="27.71cm" svg:viewBox="0 0 123 0" draw:points="123,0 0,0">
            <text:p/>
          </draw:polygon>
          <draw:line draw:style-name="gr3" draw:text-style-name="P3" draw:layer="layout" svg:x1="49.684cm" svg:y1="27.71cm" svg:x2="49.561cm" svg:y2="27.71cm">
            <text:p/>
          </draw:line>
          <draw:polygon draw:style-name="gr2" draw:text-style-name="P2" draw:layer="layout" svg:width="0.122cm" svg:height="0cm" svg:x="49.561cm" svg:y="25.452cm" svg:viewBox="0 0 123 0" draw:points="123,0 0,0">
            <text:p/>
          </draw:polygon>
          <draw:line draw:style-name="gr3" draw:text-style-name="P3" draw:layer="layout" svg:x1="49.684cm" svg:y1="25.452cm" svg:x2="49.561cm" svg:y2="25.452cm">
            <text:p/>
          </draw:line>
          <draw:polygon draw:style-name="gr2" draw:text-style-name="P2" draw:layer="layout" svg:width="0.122cm" svg:height="0cm" svg:x="49.561cm" svg:y="23.194cm" svg:viewBox="0 0 123 0" draw:points="123,0 0,0">
            <text:p/>
          </draw:polygon>
          <draw:line draw:style-name="gr3" draw:text-style-name="P3" draw:layer="layout" svg:x1="49.684cm" svg:y1="23.194cm" svg:x2="49.561cm" svg:y2="23.194cm">
            <text:p/>
          </draw:line>
          <draw:polygon draw:style-name="gr2" draw:text-style-name="P2" draw:layer="layout" svg:width="0.122cm" svg:height="0cm" svg:x="49.561cm" svg:y="20.936cm" svg:viewBox="0 0 123 0" draw:points="123,0 0,0">
            <text:p/>
          </draw:polygon>
          <draw:line draw:style-name="gr3" draw:text-style-name="P3" draw:layer="layout" svg:x1="49.684cm" svg:y1="20.936cm" svg:x2="49.561cm" svg:y2="20.936cm">
            <text:p/>
          </draw:line>
          <draw:polygon draw:style-name="gr2" draw:text-style-name="P2" draw:layer="layout" svg:width="0.122cm" svg:height="0cm" svg:x="49.561cm" svg:y="18.678cm" svg:viewBox="0 0 123 0" draw:points="123,0 0,0">
            <text:p/>
          </draw:polygon>
          <draw:line draw:style-name="gr3" draw:text-style-name="P3" draw:layer="layout" svg:x1="49.684cm" svg:y1="18.678cm" svg:x2="49.561cm" svg:y2="18.678cm">
            <text:p/>
          </draw:line>
          <draw:polygon draw:style-name="gr2" draw:text-style-name="P2" draw:layer="layout" svg:width="0.122cm" svg:height="0cm" svg:x="49.561cm" svg:y="16.421cm" svg:viewBox="0 0 123 0" draw:points="123,0 0,0">
            <text:p/>
          </draw:polygon>
          <draw:line draw:style-name="gr3" draw:text-style-name="P3" draw:layer="layout" svg:x1="49.684cm" svg:y1="16.421cm" svg:x2="49.561cm" svg:y2="16.421cm">
            <text:p/>
          </draw:line>
          <draw:polygon draw:style-name="gr2" draw:text-style-name="P2" draw:layer="layout" svg:width="0.122cm" svg:height="0cm" svg:x="49.561cm" svg:y="14.163cm" svg:viewBox="0 0 123 0" draw:points="123,0 0,0">
            <text:p/>
          </draw:polygon>
          <draw:line draw:style-name="gr3" draw:text-style-name="P3" draw:layer="layout" svg:x1="49.684cm" svg:y1="14.163cm" svg:x2="49.561cm" svg:y2="14.163cm">
            <text:p/>
          </draw:line>
          <draw:polygon draw:style-name="gr2" draw:text-style-name="P2" draw:layer="layout" svg:width="0.122cm" svg:height="0cm" svg:x="49.561cm" svg:y="11.905cm" svg:viewBox="0 0 123 0" draw:points="123,0 0,0">
            <text:p/>
          </draw:polygon>
          <draw:line draw:style-name="gr3" draw:text-style-name="P3" draw:layer="layout" svg:x1="49.684cm" svg:y1="11.905cm" svg:x2="49.561cm" svg:y2="11.905cm">
            <text:p/>
          </draw:line>
          <draw:polygon draw:style-name="gr2" draw:text-style-name="P2" draw:layer="layout" svg:width="0.122cm" svg:height="0cm" svg:x="49.561cm" svg:y="9.647cm" svg:viewBox="0 0 123 0" draw:points="123,0 0,0">
            <text:p/>
          </draw:polygon>
          <draw:line draw:style-name="gr3" draw:text-style-name="P3" draw:layer="layout" svg:x1="49.684cm" svg:y1="9.647cm" svg:x2="49.561cm" svg:y2="9.647cm">
            <text:p/>
          </draw:line>
          <draw:polygon draw:style-name="gr2" draw:text-style-name="P2" draw:layer="layout" svg:width="0.122cm" svg:height="0cm" svg:x="49.561cm" svg:y="7.39cm" svg:viewBox="0 0 123 0" draw:points="123,0 0,0">
            <text:p/>
          </draw:polygon>
          <draw:line draw:style-name="gr3" draw:text-style-name="P3" draw:layer="layout" svg:x1="49.684cm" svg:y1="7.39cm" svg:x2="49.561cm" svg:y2="7.39cm">
            <text:p/>
          </draw:line>
          <draw:polygon draw:style-name="gr19" draw:text-style-name="P7" draw:layer="layout" svg:width="2.422cm" svg:height="0.837cm" svg:x="50.895cm" svg:y="14.234cm" svg:viewBox="0 0 2423 838" draw:points="0,838 2423,838 2423,0 0,0">
            <text:p/>
          </draw:polygon>
          <draw:line draw:style-name="gr9" draw:text-style-name="P3" draw:layer="layout" svg:x1="52.106cm" svg:y1="15.071cm" svg:x2="52.106cm" svg:y2="15.641cm">
            <text:p/>
          </draw:line>
          <draw:line draw:style-name="gr20" draw:text-style-name="P3" draw:layer="layout" svg:x1="52.106cm" svg:y1="14.234cm" svg:x2="52.106cm" svg:y2="12.536cm">
            <text:p/>
          </draw:line>
          <draw:line draw:style-name="gr20" draw:text-style-name="P3" draw:layer="layout" svg:x1="51.501cm" svg:y1="15.641cm" svg:x2="52.712cm" svg:y2="15.641cm">
            <text:p/>
          </draw:line>
          <draw:line draw:style-name="gr20" draw:text-style-name="P3" draw:layer="layout" svg:x1="51.501cm" svg:y1="12.536cm" svg:x2="52.712cm" svg:y2="12.536cm">
            <text:p/>
          </draw:line>
          <draw:polygon draw:style-name="gr21" draw:text-style-name="P8" draw:layer="layout" svg:width="2.422cm" svg:height="2.008cm" svg:x="55.74cm" svg:y="20.354cm" svg:viewBox="0 0 2423 2009" draw:points="0,2009 2423,2009 2423,0 0,0">
            <text:p/>
          </draw:polygon>
          <draw:line draw:style-name="gr20" draw:text-style-name="P3" draw:layer="layout" svg:x1="56.951cm" svg:y1="22.362cm" svg:x2="56.951cm" svg:y2="27.636cm">
            <text:p/>
          </draw:line>
          <draw:line draw:style-name="gr20" draw:text-style-name="P3" draw:layer="layout" svg:x1="56.951cm" svg:y1="20.354cm" svg:x2="56.951cm" svg:y2="19.667cm">
            <text:p/>
          </draw:line>
          <draw:line draw:style-name="gr9" draw:text-style-name="P3" draw:layer="layout" svg:x1="56.345cm" svg:y1="27.636cm" svg:x2="57.556cm" svg:y2="27.636cm">
            <text:p/>
          </draw:line>
          <draw:line draw:style-name="gr20" draw:text-style-name="P3" draw:layer="layout" svg:x1="56.345cm" svg:y1="19.667cm" svg:x2="57.556cm" svg:y2="19.667cm">
            <text:p/>
          </draw:line>
          <draw:polygon draw:style-name="gr19" draw:text-style-name="P7" draw:layer="layout" svg:width="2.422cm" svg:height="3.364cm" svg:x="60.584cm" svg:y="12.093cm" svg:viewBox="0 0 2423 3365" draw:points="0,3365 2423,3365 2423,0 0,0">
            <text:p/>
          </draw:polygon>
          <draw:line draw:style-name="gr20" draw:text-style-name="P3" draw:layer="layout" svg:x1="61.795cm" svg:y1="15.457cm" svg:x2="61.795cm" svg:y2="17.182cm">
            <text:p/>
          </draw:line>
          <draw:line draw:style-name="gr20" draw:text-style-name="P3" draw:layer="layout" svg:x1="61.795cm" svg:y1="12.093cm" svg:x2="61.795cm" svg:y2="8.416cm">
            <text:p/>
          </draw:line>
          <draw:line draw:style-name="gr20" draw:text-style-name="P3" draw:layer="layout" svg:x1="61.189cm" svg:y1="17.182cm" svg:x2="62.4cm" svg:y2="17.182cm">
            <text:p/>
          </draw:line>
          <draw:line draw:style-name="gr20" draw:text-style-name="P3" draw:layer="layout" svg:x1="61.189cm" svg:y1="8.416cm" svg:x2="62.4cm" svg:y2="8.416cm">
            <text:p/>
          </draw:line>
          <draw:polygon draw:style-name="gr21" draw:text-style-name="P8" draw:layer="layout" svg:width="2.422cm" svg:height="4.928cm" svg:x="65.428cm" svg:y="21.463cm" svg:viewBox="0 0 2423 4929" draw:points="0,4929 2423,4929 2423,0 0,0">
            <text:p/>
          </draw:polygon>
          <draw:line draw:style-name="gr20" draw:text-style-name="P3" draw:layer="layout" svg:x1="66.639cm" svg:y1="26.391cm" svg:x2="66.639cm" svg:y2="27.742cm">
            <text:p/>
          </draw:line>
          <draw:line draw:style-name="gr20" draw:text-style-name="P3" draw:layer="layout" svg:x1="66.639cm" svg:y1="21.463cm" svg:x2="66.639cm" svg:y2="16.838cm">
            <text:p/>
          </draw:line>
          <draw:line draw:style-name="gr9" draw:text-style-name="P3" draw:layer="layout" svg:x1="66.033cm" svg:y1="27.742cm" svg:x2="67.244cm" svg:y2="27.742cm">
            <text:p/>
          </draw:line>
          <draw:line draw:style-name="gr20" draw:text-style-name="P3" draw:layer="layout" svg:x1="66.033cm" svg:y1="16.838cm" svg:x2="67.244cm" svg:y2="16.838cm">
            <text:p/>
          </draw:line>
          <draw:line draw:style-name="gr20" draw:text-style-name="P3" draw:layer="layout" svg:x1="50.895cm" svg:y1="14.678cm" svg:x2="53.317cm" svg:y2="14.678cm">
            <text:p/>
          </draw:line>
          <draw:line draw:style-name="gr20" draw:text-style-name="P3" draw:layer="layout" svg:x1="55.74cm" svg:y1="21.295cm" svg:x2="58.162cm" svg:y2="21.295cm">
            <text:p/>
          </draw:line>
          <draw:line draw:style-name="gr20" draw:text-style-name="P3" draw:layer="layout" svg:x1="60.584cm" svg:y1="13.781cm" svg:x2="63.006cm" svg:y2="13.781cm">
            <text:p/>
          </draw:line>
          <draw:line draw:style-name="gr20" draw:text-style-name="P3" draw:layer="layout" svg:x1="65.428cm" svg:y1="23.589cm" svg:x2="67.85cm" svg:y2="23.589cm">
            <text:p/>
          </draw:line>
          <draw:line draw:style-name="gr22" draw:text-style-name="P3" draw:layer="layout" svg:x1="49.684cm" svg:y1="27.71cm" svg:x2="49.684cm" svg:y2="7.39cm">
            <text:p/>
          </draw:line>
          <draw:line draw:style-name="gr22" draw:text-style-name="P3" draw:layer="layout" svg:x1="69.061cm" svg:y1="27.71cm" svg:x2="69.061cm" svg:y2="7.39cm">
            <text:p/>
          </draw:line>
          <draw:line draw:style-name="gr22" draw:text-style-name="P3" draw:layer="layout" svg:x1="49.684cm" svg:y1="27.71cm" svg:x2="69.061cm" svg:y2="27.71cm">
            <text:p/>
          </draw:line>
          <draw:line draw:style-name="gr22" draw:text-style-name="P3" draw:layer="layout" svg:x1="49.684cm" svg:y1="7.39cm" svg:x2="69.061cm" svg:y2="7.39cm">
            <text:p/>
          </draw:line>
          <draw:g>
            <draw:frame draw:style-name="gr25" draw:text-style-name="P11" draw:layer="layout" svg:width="1.979cm" svg:height="1.563cm" svg:x="47.195cm" svg:y="26.937cm">
              <draw:text-box>
                <text:p text:style-name="P4"><text:span text:style-name="T3"><text:tab/></text:span><text:span text:style-name="T3">0</text:span></text:p>
              </draw:text-box>
            </draw:frame>
            <draw:frame draw:style-name="gr24" draw:text-style-name="P11" draw:layer="layout" svg:width="1.767cm" svg:height="1.563cm" svg:x="47.195cm" svg:y="24.679cm">
              <draw:text-box>
                <text:p text:style-name="P4"><text:span text:style-name="T3">0.1</text:span></text:p>
              </draw:text-box>
            </draw:frame>
            <draw:frame draw:style-name="gr24" draw:text-style-name="P11" draw:layer="layout" svg:width="1.767cm" svg:height="1.563cm" svg:x="47.195cm" svg:y="22.421cm">
              <draw:text-box>
                <text:p text:style-name="P4"><text:span text:style-name="T3">0.2</text:span></text:p>
              </draw:text-box>
            </draw:frame>
            <draw:frame draw:style-name="gr24" draw:text-style-name="P11" draw:layer="layout" svg:width="1.767cm" svg:height="1.563cm" svg:x="47.195cm" svg:y="20.163cm">
              <draw:text-box>
                <text:p text:style-name="P4"><text:span text:style-name="T3">0.3</text:span></text:p>
              </draw:text-box>
            </draw:frame>
            <draw:frame draw:style-name="gr24" draw:text-style-name="P11" draw:layer="layout" svg:width="1.767cm" svg:height="1.563cm" svg:x="47.195cm" svg:y="17.905cm">
              <draw:text-box>
                <text:p text:style-name="P4"><text:span text:style-name="T3">0.4</text:span></text:p>
              </draw:text-box>
            </draw:frame>
            <draw:frame draw:style-name="gr24" draw:text-style-name="P11" draw:layer="layout" svg:width="1.767cm" svg:height="1.563cm" svg:x="47.195cm" svg:y="15.648cm">
              <draw:text-box>
                <text:p text:style-name="P4"><text:span text:style-name="T3">0.5</text:span></text:p>
              </draw:text-box>
            </draw:frame>
            <draw:frame draw:style-name="gr24" draw:text-style-name="P11" draw:layer="layout" svg:width="1.767cm" svg:height="1.563cm" svg:x="47.195cm" svg:y="13.39cm">
              <draw:text-box>
                <text:p text:style-name="P4"><text:span text:style-name="T3">0.6</text:span></text:p>
              </draw:text-box>
            </draw:frame>
            <draw:frame draw:style-name="gr24" draw:text-style-name="P11" draw:layer="layout" svg:width="1.767cm" svg:height="1.563cm" svg:x="47.195cm" svg:y="11.132cm">
              <draw:text-box>
                <text:p text:style-name="P4"><text:span text:style-name="T3">0.7</text:span></text:p>
              </draw:text-box>
            </draw:frame>
            <draw:frame draw:style-name="gr24" draw:text-style-name="P11" draw:layer="layout" svg:width="1.767cm" svg:height="1.563cm" svg:x="47.195cm" svg:y="8.874cm">
              <draw:text-box>
                <text:p text:style-name="P4"><text:span text:style-name="T3">0.8</text:span></text:p>
              </draw:text-box>
            </draw:frame>
            <draw:frame draw:style-name="gr24" draw:text-style-name="P11" draw:layer="layout" svg:width="1.767cm" svg:height="1.563cm" svg:x="47.195cm" svg:y="6.617cm">
              <draw:text-box>
                <text:p text:style-name="P4"><text:span text:style-name="T3">0.9</text:span></text:p>
              </draw:text-box>
            </draw:frame>
          </draw:g>
        </draw:g>
        <draw:custom-shape draw:style-name="gr26" draw:text-style-name="P12" draw:layer="layout" svg:width="3.65cm" svg:height="1.2cm" svg:x="3.7cm" svg:y="29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3" draw:layer="layout" svg:width="5.006cm" svg:height="1.72cm" svg:x="8.054cm" svg:y="29.461cm">
          <draw:text-box>
            <text:p text:style-name="P4"><text:span text:style-name="T4">MIASA</text:span></text:p>
          </draw:text-box>
        </draw:frame>
        <draw:custom-shape draw:style-name="gr28" draw:text-style-name="P14" draw:layer="layout" svg:width="3.65cm" svg:height="1.2cm" svg:x="14.7cm" svg:y="29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3" draw:layer="layout" svg:width="7.338cm" svg:height="1.72cm" svg:x="18.904cm" svg:y="29.461cm">
          <draw:text-box>
            <text:p text:style-name="P4"><text:span text:style-name="T4">Non-Metric</text:span></text:p>
          </draw:text-box>
        </draw:frame>
        <draw:custom-shape draw:style-name="gr30" draw:text-style-name="P9" draw:layer="layout" svg:width="3.65cm" svg:height="1.2cm" svg:x="27.1cm" svg:y="29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5" draw:layer="layout" svg:width="15.166cm" svg:height="1.791cm" svg:x="31.595cm" svg:y="29.459cm">
          <draw:text-box>
            <text:p text:style-name="P4"><text:span text:style-name="T4">Fixed number of objects</text:span></text:p>
          </draw:text-box>
        </draw:frame>
        <draw:custom-shape draw:style-name="gr32" draw:text-style-name="P17" draw:layer="layout" svg:width="3.65cm" svg:height="1.2cm" svg:x="47.55cm" svg:y="29.639cm">
          <text:p text:style-name="P16"><text:s text:c="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8" draw:layer="layout" svg:width="16.893cm" svg:height="1.72cm" svg:x="51.996cm" svg:y="29.36cm">
          <draw:text-box>
            <text:p text:style-name="P4"><text:span text:style-name="T4">Random number of objects</text:span></text:p>
          </draw:text-box>
        </draw:frame>
        <draw:frame draw:style-name="gr34" draw:text-style-name="P20" draw:layer="layout" svg:width="14.154cm" svg:height="1.847cm" svg:x="7.81cm" svg:y="5.178cm">
          <draw:text-box>
            <text:p text:style-name="P19"><text:span text:style-name="T5">(A) Dataset Type 1</text:span></text:p>
          </draw:text-box>
        </draw:frame>
        <draw:frame draw:style-name="gr35" draw:text-style-name="P20" draw:layer="layout" svg:width="13.846cm" svg:height="2.195cm" svg:x="30.967cm" svg:y="5.189cm">
          <draw:text-box>
            <text:p text:style-name="P19"><text:span text:style-name="T5">(B) Dataset Type 2</text:span></text:p>
          </draw:text-box>
        </draw:frame>
        <draw:frame draw:style-name="gr36" draw:text-style-name="P20" draw:layer="layout" svg:width="13.062cm" svg:height="1.72cm" svg:x="52.666cm" svg:y="5.182cm">
          <draw:text-box>
            <text:p text:style-name="P19"><text:span text:style-name="T5">(C) Dataset Type 3</text:span></text:p>
          </draw:text-box>
        </draw:frame>
        <draw:frame draw:style-name="gr37" draw:text-style-name="P21" draw:layer="layout" svg:width="1.055cm" svg:height="2.11cm" svg:x="20.989cm" svg:y="23.545cm">
          <draw:text-box>
            <text:p><text:span text:style-name="T6">*</text:span></text:p>
          </draw:text-box>
        </draw:frame>
        <draw:frame draw:style-name="gr37" draw:text-style-name="P21" draw:layer="layout" svg:width="1.055cm" svg:height="2.11cm" svg:x="11.301cm" svg:y="24.556cm">
          <draw:text-box>
            <text:p><text:span text:style-name="T6">*</text:span></text:p>
          </draw:text-box>
        </draw:frame>
        <draw:frame draw:style-name="gr37" draw:text-style-name="P21" draw:layer="layout" svg:width="1.61cm" svg:height="2.11cm" svg:x="33.946cm" svg:y="15.889cm">
          <draw:text-box>
            <text:p><text:span text:style-name="T6">*</text:span></text:p>
          </draw:text-box>
        </draw:frame>
        <draw:frame draw:style-name="gr37" draw:text-style-name="P21" draw:layer="layout" svg:width="1.61cm" svg:height="2.11cm" svg:x="43.657cm" svg:y="9.278cm">
          <draw:text-box>
            <text:p><text:span text:style-name="T6">*</text:span></text:p>
          </draw:text-box>
        </draw:frame>
        <draw:frame draw:style-name="gr37" draw:text-style-name="P21" draw:layer="layout" svg:width="1.61cm" svg:height="2.11cm" svg:x="56.557cm" svg:y="18.167cm">
          <draw:text-box>
            <text:p><text:span text:style-name="T6">*</text:span></text:p>
          </draw:text-box>
        </draw:frame>
        <draw:frame draw:style-name="gr37" draw:text-style-name="P21" draw:layer="layout" svg:width="1.61cm" svg:height="2.11cm" svg:x="66.268cm" svg:y="15.389cm">
          <draw:text-box>
            <text:p><text:span text:style-name="T6">*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30" draw:style="rect" draw:dots1="1" draw:dots1-length="0.13cm" draw:distance="0.05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71.715cm" fo:page-height="38.83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15M23S</meta:editing-duration>
    <meta:editing-cycles>39</meta:editing-cycles>
    <meta:generator>LibreOffice/7.4.2.3$MacOSX_X86_64 LibreOffice_project/382eef1f22670f7f4118c8c2dd222ec7ad009daf</meta:generator>
    <dc:date>2023-09-25T16:22:31.895089696</dc:date>
    <meta:document-statistic meta:object-count="451"/>
  </office:meta>
</office:document-meta>
</file>